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51dc2" officeooo:paragraph-rsid="00751dc2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3097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0846" officeooo:paragraph-rsid="00817f3e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officeooo:paragraph-rsid="00813097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7f3e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17f3e" officeooo:paragraph-rsid="00819de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369a7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554f0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369a7" officeooo:paragraph-rsid="008721f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58fe3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58fe3" officeooo:paragraph-rsid="008721f0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8edd7" officeooo:paragraph-rsid="0088edd7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b6fec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ccfe8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dcf96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8f393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00abd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1ec1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3e8dc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4647c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61bfb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796bf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85c6f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0aca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9219d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9a77b8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402in" style:contextual-spacing="false"/>
      <style:text-properties style:font-name="Ubuntu" fo:font-size="11pt" fo:language="zxx" fo:country="none" officeooo:paragraph-rsid="00a3d914" style:font-size-asian="11pt" style:language-asian="zxx" style:country-asian="none" style:font-size-complex="11pt" style:language-complex="zxx" style:country-complex="none"/>
    </style:style>
    <style:style style:name="P7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3d914" officeooo:paragraph-rsid="00a3d914" style:font-size-asian="11pt" style:language-asian="zxx" style:country-asian="none" style:font-size-complex="11pt" style:language-complex="zxx" style:country-complex="none"/>
    </style:style>
    <style:style style:name="P7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7e4fee" officeooo:paragraph-rsid="00813097" style:font-size-asian="11pt" style:language-asian="zxx" style:country-asian="none" style:font-size-complex="11pt" style:language-complex="zxx" style:country-complex="none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5272f" officeooo:paragraph-rsid="00a5272f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60a17" officeooo:paragraph-rsid="00a60a17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799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2in" style:contextual-spacing="false"/>
      <style:text-properties style:font-name="Ubuntu" fo:font-size="11pt" fo:language="zxx" fo:country="none" officeooo:rsid="00a77bd1" officeooo:paragraph-rsid="00a77bd1" style:font-size-asian="11pt" style:language-asian="zxx" style:country-asian="none" style:font-size-complex="11pt" style:language-complex="zxx" style:country-complex="none"/>
    </style:style>
    <style:style style:name="P81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77bd1" officeooo:paragraph-rsid="00ad8b63" style:font-size-asian="11pt" style:language-asian="zxx" style:country-asian="none" style:font-size-complex="11pt" style:language-complex="zxx" style:country-complex="none"/>
    </style:style>
    <style:style style:name="P8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77d31" style:font-size-asian="11pt" style:language-asian="zxx" style:country-asian="none" style:font-size-complex="11pt" style:language-complex="zxx" style:country-complex="none"/>
    </style:style>
    <style:style style:name="P8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a8fb7f" officeooo:paragraph-rsid="00a8fb7f" style:font-size-asian="11pt" style:language-asian="zxx" style:country-asian="none" style:font-size-complex="11pt" style:language-complex="zxx" style:country-complex="none"/>
    </style:style>
    <style:style style:name="P84" style:family="paragraph" style:parent-style-name="Text_20_body">
      <style:paragraph-properties fo:margin-top="0in" fo:margin-bottom="0.2201in" style:contextual-spacing="false"/>
      <style:text-properties style:font-name="Ubuntu" fo:font-size="11pt" fo:language="zxx" fo:country="none" officeooo:rsid="00af79b2" officeooo:paragraph-rsid="00af79b2" style:font-size-asian="11pt" style:language-asian="zxx" style:country-asian="none" style:font-size-complex="11pt" style:language-complex="zxx" style:country-complex="none"/>
    </style:style>
    <style:style style:name="P85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8b6fe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fo:font-weight="bold" officeooo:rsid="008b6fec" officeooo:paragraph-rsid="009a77b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89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90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91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92" style:family="paragraph" style:parent-style-name="Text_20_body">
      <style:paragraph-properties fo:margin-top="0in" fo:margin-bottom="0.0201in" style:contextual-spacing="false"/>
      <style:text-properties officeooo:paragraph-rsid="008721f0"/>
    </style:style>
    <style:style style:name="P93" style:family="paragraph" style:parent-style-name="Text_20_body">
      <style:paragraph-properties fo:margin-top="0in" fo:margin-bottom="0.0201in" style:contextual-spacing="false"/>
      <style:text-properties officeooo:paragraph-rsid="0088c531"/>
    </style:style>
    <style:style style:name="P94" style:family="paragraph" style:parent-style-name="Text_20_body">
      <style:paragraph-properties fo:margin-top="0in" fo:margin-bottom="0.0201in" style:contextual-spacing="false"/>
      <style:text-properties officeooo:paragraph-rsid="008b6fec"/>
    </style:style>
    <style:style style:name="P95" style:family="paragraph" style:parent-style-name="Text_20_body">
      <style:paragraph-properties fo:margin-top="0in" fo:margin-bottom="0.0201in" style:contextual-spacing="false"/>
      <style:text-properties officeooo:paragraph-rsid="008ccfe8"/>
    </style:style>
    <style:style style:name="P96" style:family="paragraph" style:parent-style-name="Text_20_body">
      <style:paragraph-properties fo:margin-top="0in" fo:margin-bottom="0.0201in" style:contextual-spacing="false"/>
      <style:text-properties officeooo:paragraph-rsid="008dcf96"/>
    </style:style>
    <style:style style:name="P97" style:family="paragraph" style:parent-style-name="Text_20_body">
      <style:paragraph-properties fo:margin-top="0in" fo:margin-bottom="0.0201in" style:contextual-spacing="false"/>
      <style:text-properties officeooo:paragraph-rsid="008f3937"/>
    </style:style>
    <style:style style:name="P98" style:family="paragraph" style:parent-style-name="Text_20_body">
      <style:paragraph-properties fo:margin-top="0in" fo:margin-bottom="0.0201in" style:contextual-spacing="false"/>
      <style:text-properties officeooo:paragraph-rsid="00900abd"/>
    </style:style>
    <style:style style:name="P99" style:family="paragraph" style:parent-style-name="Text_20_body">
      <style:paragraph-properties fo:margin-top="0in" fo:margin-bottom="0.0201in" style:contextual-spacing="false"/>
      <style:text-properties officeooo:paragraph-rsid="0091ec19"/>
    </style:style>
    <style:style style:name="P100" style:family="paragraph" style:parent-style-name="Text_20_body">
      <style:paragraph-properties fo:margin-top="0in" fo:margin-bottom="0.0201in" style:contextual-spacing="false"/>
      <style:text-properties officeooo:paragraph-rsid="0093e8dc"/>
    </style:style>
    <style:style style:name="P101" style:family="paragraph" style:parent-style-name="Text_20_body">
      <style:paragraph-properties fo:margin-top="0in" fo:margin-bottom="0.0201in" style:contextual-spacing="false"/>
      <style:text-properties officeooo:paragraph-rsid="0094647c"/>
    </style:style>
    <style:style style:name="P102" style:family="paragraph" style:parent-style-name="Text_20_body">
      <style:paragraph-properties fo:margin-top="0in" fo:margin-bottom="0.0201in" style:contextual-spacing="false"/>
      <style:text-properties officeooo:paragraph-rsid="00961bfb"/>
    </style:style>
    <style:style style:name="P103" style:family="paragraph" style:parent-style-name="Text_20_body">
      <style:paragraph-properties fo:margin-top="0in" fo:margin-bottom="0.0201in" style:contextual-spacing="false"/>
      <style:text-properties officeooo:paragraph-rsid="009796bf"/>
    </style:style>
    <style:style style:name="P104" style:family="paragraph" style:parent-style-name="Text_20_body">
      <style:paragraph-properties fo:margin-top="0in" fo:margin-bottom="0.0201in" style:contextual-spacing="false"/>
      <style:text-properties officeooo:paragraph-rsid="00990aca"/>
    </style:style>
    <style:style style:name="P105" style:family="paragraph" style:parent-style-name="Text_20_body">
      <style:paragraph-properties fo:margin-top="0in" fo:margin-bottom="0.0201in" style:contextual-spacing="false"/>
      <style:text-properties officeooo:paragraph-rsid="0099219d"/>
    </style:style>
    <style:style style:name="P106" style:family="paragraph" style:parent-style-name="Text_20_body">
      <style:paragraph-properties fo:margin-top="0in" fo:margin-bottom="0.0201in" style:contextual-spacing="false"/>
      <style:text-properties officeooo:paragraph-rsid="009a77b8"/>
    </style:style>
    <style:style style:name="P107" style:family="paragraph" style:parent-style-name="Text_20_body">
      <style:paragraph-properties fo:margin-top="0in" fo:margin-bottom="0.0201in" style:contextual-spacing="false"/>
      <style:text-properties officeooo:paragraph-rsid="009b946e"/>
    </style:style>
    <style:style style:name="P108" style:family="paragraph" style:parent-style-name="Text_20_body">
      <style:paragraph-properties fo:margin-top="0in" fo:margin-bottom="0.0201in" style:contextual-spacing="false"/>
      <style:text-properties officeooo:rsid="00a8fb7f" officeooo:paragraph-rsid="00a8fb7f"/>
    </style:style>
    <style:style style:name="P109" style:family="paragraph" style:parent-style-name="Text_20_body">
      <style:paragraph-properties fo:margin-top="0in" fo:margin-bottom="0.2201in" style:contextual-spacing="false"/>
      <style:text-properties officeooo:paragraph-rsid="00a77bd1"/>
    </style:style>
    <style:style style:name="P110" style:family="paragraph" style:parent-style-name="Text_20_body">
      <style:paragraph-properties fo:margin-top="0in" fo:margin-bottom="0.2201in" style:contextual-spacing="false"/>
      <style:text-properties officeooo:rsid="00aa65a0" officeooo:paragraph-rsid="00aa65a0"/>
    </style:style>
    <style:style style:name="P111" style:family="paragraph" style:parent-style-name="Text_20_body">
      <style:paragraph-properties fo:margin-top="0in" fo:margin-bottom="0.2201in" style:contextual-spacing="false"/>
      <style:text-properties officeooo:rsid="00abcfa7" officeooo:paragraph-rsid="00abcfa7"/>
    </style:style>
    <style:style style:name="P112" style:family="paragraph" style:parent-style-name="Text_20_body">
      <style:paragraph-properties fo:margin-top="0in" fo:margin-bottom="0.2201in" style:contextual-spacing="false"/>
      <style:text-properties officeooo:rsid="00ad8b63" officeooo:paragraph-rsid="00ad8b63"/>
    </style:style>
    <style:style style:name="P113" style:family="paragraph" style:parent-style-name="Text_20_body">
      <style:paragraph-properties fo:margin-top="0in" fo:margin-bottom="0.2201in" style:contextual-spacing="false"/>
      <style:text-properties officeooo:paragraph-rsid="00ad8b63"/>
    </style:style>
    <style:style style:name="P114" style:family="paragraph" style:parent-style-name="Text_20_body">
      <style:paragraph-properties fo:margin-top="0in" fo:margin-bottom="0.2201in" style:contextual-spacing="false"/>
      <style:text-properties officeooo:rsid="00b0a6e3" officeooo:paragraph-rsid="00b0a6e3"/>
    </style:style>
    <style:style style:name="P115" style:family="paragraph" style:parent-style-name="Text_20_body">
      <style:paragraph-properties fo:margin-top="0in" fo:margin-bottom="0.2201in" style:contextual-spacing="false"/>
      <style:text-properties officeooo:rsid="00b1f489" officeooo:paragraph-rsid="00b1f489"/>
    </style:style>
    <style:style style:name="P116" style:family="paragraph" style:parent-style-name="Text_20_body">
      <style:paragraph-properties fo:margin-top="0in" fo:margin-bottom="0.0201in" style:contextual-spacing="false"/>
      <style:text-properties officeooo:paragraph-rsid="00b77916"/>
    </style:style>
    <style:style style:name="P117" style:family="paragraph" style:parent-style-name="Text_20_body">
      <style:paragraph-properties fo:margin-top="0in" fo:margin-bottom="0.0201in" style:contextual-spacing="false"/>
      <style:text-properties style:font-name="Ubuntu" fo:font-size="11pt" fo:language="zxx" fo:country="none" officeooo:rsid="008b6fec" officeooo:paragraph-rsid="00b77916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58fe3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officeooo:rsid="0088c531" style:font-size-asian="11pt" style:language-asian="zxx" style:country-asian="none" style:font-size-complex="11pt" style:language-complex="zxx" style:country-complex="none"/>
    </style:style>
    <style:style style:name="T9" style:family="text">
      <style:text-properties style:font-name="Ubuntu" fo:font-size="11pt" fo:language="zxx" fo:country="none" officeooo:rsid="008b6fec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" fo:font-size="11pt" fo:language="zxx" fo:country="none" officeooo:rsid="008ccfe8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" fo:font-size="11pt" fo:language="zxx" fo:country="none" officeooo:rsid="008dcf96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" fo:font-size="11pt" fo:language="zxx" fo:country="none" officeooo:rsid="008f3937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" fo:font-size="11pt" fo:language="zxx" fo:country="none" officeooo:rsid="00900abd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" fo:font-size="11pt" fo:language="zxx" fo:country="none" officeooo:rsid="0093e8dc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" fo:font-size="11pt" fo:language="zxx" fo:country="none" officeooo:rsid="0094647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" fo:font-size="11pt" fo:language="zxx" fo:country="none" officeooo:rsid="00961bfb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" fo:font-size="11pt" fo:language="zxx" fo:country="none" officeooo:rsid="00990aca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" fo:font-size="11pt" fo:language="zxx" fo:country="none" officeooo:rsid="0099219d" style:font-size-asian="11pt" style:language-asian="zxx" style:country-asian="none" style:font-size-complex="11pt" style:language-complex="zxx" style:country-complex="none"/>
    </style:style>
    <style:style style:name="T19" style:family="text">
      <style:text-properties style:font-name="Ubuntu" fo:font-size="11pt" fo:language="zxx" fo:country="none" officeooo:rsid="009a77b8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" fo:font-size="11pt" fo:language="zxx" fo:country="none" officeooo:rsid="009b946e" style:font-size-asian="11pt" style:language-asian="zxx" style:country-asian="none" style:font-size-complex="11pt" style:language-complex="zxx" style:country-complex="none"/>
    </style:style>
    <style:style style:name="T21" style:family="text">
      <style:text-properties style:font-name="Ubuntu" fo:font-size="11pt" fo:language="zxx" fo:country="none" officeooo:rsid="009bd341" style:font-size-asian="11pt" style:language-asian="zxx" style:country-asian="none" style:font-size-complex="11pt" style:language-complex="zxx" style:country-complex="none"/>
    </style:style>
    <style:style style:name="T22" style:family="text">
      <style:text-properties style:font-name="Ubuntu" fo:font-size="11pt" fo:language="zxx" fo:country="none" officeooo:rsid="009cb804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Ubuntu" fo:font-size="11pt" fo:language="zxx" fo:country="none" officeooo:rsid="00a77bd1" style:font-size-asian="11pt" style:language-asian="zxx" style:country-asian="none" style:font-size-complex="11pt" style:language-complex="zxx" style:country-complex="none"/>
    </style:style>
    <style:style style:name="T24" style:family="text">
      <style:text-properties style:font-name="Ubuntu" fo:font-size="11pt" fo:language="zxx" fo:country="none" officeooo:rsid="00aa191d" style:font-size-asian="11pt" style:language-asian="zxx" style:country-asian="none" style:font-size-complex="11pt" style:language-complex="zxx" style:country-complex="none"/>
    </style:style>
    <style:style style:name="T25" style:family="text">
      <style:text-properties style:font-name="Ubuntu" fo:font-size="11pt" fo:language="zxx" fo:country="none" officeooo:rsid="00ad8b63" style:font-size-asian="11pt" style:language-asian="zxx" style:country-asian="none" style:font-size-complex="11pt" style:language-complex="zxx" style:country-complex="none"/>
    </style:style>
    <style:style style:name="T26" style:family="text">
      <style:text-properties style:font-name="Ubuntu" fo:font-size="11pt" fo:language="zxx" fo:country="none" officeooo:rsid="00af79b2" style:font-size-asian="11pt" style:language-asian="zxx" style:country-asian="none" style:font-size-complex="11pt" style:language-complex="zxx" style:country-complex="none"/>
    </style:style>
    <style:style style:name="T27" style:family="text">
      <style:text-properties style:font-name="Ubuntu" fo:font-size="11pt" fo:language="zxx" fo:country="none" officeooo:rsid="00b0a6e3" style:font-size-asian="11pt" style:language-asian="zxx" style:country-asian="none" style:font-size-complex="11pt" style:language-complex="zxx" style:country-complex="none"/>
    </style:style>
    <style:style style:name="T28" style:family="text">
      <style:text-properties style:font-name="Ubuntu" fo:font-size="11pt" fo:language="zxx" fo:country="none" officeooo:rsid="00b77916" style:font-size-asian="11pt" style:language-asian="zxx" style:country-asian="none" style:font-size-complex="11pt" style:language-complex="zxx" style:country-complex="none"/>
    </style:style>
    <style:style style:name="T29" style:family="text">
      <style:text-properties style:font-name="Ubuntu" fo:font-size="11pt" fo:language="zxx" fo:country="none" officeooo:rsid="00b8962e" style:font-size-asian="11pt" style:language-asian="zxx" style:country-asian="none" style:font-size-complex="11pt" style:language-complex="zxx" style:country-complex="none"/>
    </style:style>
    <style:style style:name="T30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31" style:family="text">
      <style:text-properties style:font-name="Ubuntu" fo:font-size="11pt" fo:language="zxx" fo:country="none" fo:font-weight="normal" officeooo:rsid="008b6fec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32" style:family="text">
      <style:text-properties style:font-name="Ubuntu" fo:font-size="11pt" officeooo:rsid="00514690" style:font-size-asian="11pt" style:font-size-complex="11pt"/>
    </style:style>
    <style:style style:name="T33" style:family="text">
      <style:text-properties fo:color="#c9211e" loext:opacity="100%"/>
    </style:style>
    <style:style style:name="T34" style:family="text">
      <style:text-properties fo:color="#c9211e" loext:opacity="100%" fo:font-weight="bold" style:font-weight-asian="bold" style:font-weight-complex="bold"/>
    </style:style>
    <style:style style:name="T35" style:family="text">
      <style:text-properties fo:color="#c9211e" loext:opacity="100%" fo:font-weight="bold" officeooo:rsid="004d786d" style:font-weight-asian="bold" style:font-weight-complex="bold"/>
    </style:style>
    <style:style style:name="T36" style:family="text">
      <style:text-properties fo:color="#c9211e" loext:opacity="100%" fo:font-weight="bold" officeooo:rsid="004ee2e8" style:font-weight-asian="bold" style:font-weight-complex="bold"/>
    </style:style>
    <style:style style:name="T37" style:family="text">
      <style:text-properties fo:color="#c9211e" loext:opacity="100%" officeooo:rsid="004ee2e8"/>
    </style:style>
    <style:style style:name="T38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39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40" style:family="text">
      <style:text-properties fo:color="#c9211e" loext:opacity="100%" officeooo:rsid="004ca4ae"/>
    </style:style>
    <style:style style:name="T41" style:family="text">
      <style:text-properties officeooo:rsid="004d786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4ee2e8"/>
    </style:style>
    <style:style style:name="T44" style:family="text">
      <style:text-properties fo:color="#000000" loext:opacity="100%" fo:font-weight="bold" officeooo:rsid="004d786d" style:font-weight-asian="bold" style:font-weight-complex="bold"/>
    </style:style>
    <style:style style:name="T45" style:family="text">
      <style:text-properties fo:color="#000000" loext:opacity="100%" fo:font-weight="bold" officeooo:rsid="004ee2e8" style:font-weight-asian="bold" style:font-weight-complex="bold"/>
    </style:style>
    <style:style style:name="T46" style:family="text">
      <style:text-properties officeooo:rsid="0057ab3a"/>
    </style:style>
    <style:style style:name="T47" style:family="text">
      <style:text-properties officeooo:rsid="00592596"/>
    </style:style>
    <style:style style:name="T48" style:family="text">
      <style:text-properties officeooo:rsid="005a3bfa"/>
    </style:style>
    <style:style style:name="T49" style:family="text">
      <style:text-properties officeooo:rsid="005b5cb0"/>
    </style:style>
    <style:style style:name="T50" style:family="text">
      <style:text-properties officeooo:rsid="005da2c9"/>
    </style:style>
    <style:style style:name="T51" style:family="text">
      <style:text-properties officeooo:rsid="005f08d0"/>
    </style:style>
    <style:style style:name="T52" style:family="text">
      <style:text-properties officeooo:rsid="006020cf"/>
    </style:style>
    <style:style style:name="T53" style:family="text">
      <style:text-properties officeooo:rsid="0061dd2b"/>
    </style:style>
    <style:style style:name="T54" style:family="text">
      <style:text-properties officeooo:rsid="0064b584"/>
    </style:style>
    <style:style style:name="T55" style:family="text">
      <style:text-properties officeooo:rsid="004ca4ae"/>
    </style:style>
    <style:style style:name="T56" style:family="text">
      <style:text-properties officeooo:rsid="007772a6"/>
    </style:style>
    <style:style style:name="T57" style:family="text">
      <style:text-properties officeooo:rsid="00792d43"/>
    </style:style>
    <style:style style:name="T58" style:family="text">
      <style:text-properties officeooo:rsid="007b21cd"/>
    </style:style>
    <style:style style:name="T59" style:family="text">
      <style:text-properties officeooo:rsid="00817f3e"/>
    </style:style>
    <style:style style:name="T60" style:family="text">
      <style:text-properties officeooo:rsid="00a164be"/>
    </style:style>
    <style:style style:name="T61" style:family="text">
      <style:text-properties officeooo:rsid="00a19215"/>
    </style:style>
    <style:style style:name="T62" style:family="text">
      <style:text-properties officeooo:rsid="00a3d914"/>
    </style:style>
    <style:style style:name="T63" style:family="text">
      <style:text-properties officeooo:rsid="00a4e6c3"/>
    </style:style>
    <style:style style:name="T64" style:family="text">
      <style:text-properties officeooo:rsid="00b5960f"/>
    </style:style>
    <style:style style:name="T65" style:family="text">
      <style:text-properties officeooo:rsid="00b743dd"/>
    </style:style>
    <style:style style:name="T66" style:family="text">
      <style:text-properties officeooo:rsid="00b8dfe0"/>
    </style:style>
    <style:style style:name="T67" style:family="text">
      <style:text-properties officeooo:rsid="00ba58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0">Bonjour.</text:p>
      <text:p text:style-name="P10">Au revoir.</text:p>
      <text:p text:style-name="P8"/>
      <text:p text:style-name="P10">Une fille.<text:tab/><text:tab/><text:span text:style-name="T47">[ un fi ]</text:span></text:p>
      <text:p text:style-name="P10">Un garçon.<text:tab/> <text:tab/><text:span text:style-name="T47">[ qa garso ]</text:span></text:p>
      <text:p text:style-name="P10">Une femme.<text:tab/><text:tab/><text:span text:style-name="T47">[ un f</text:span><text:span text:style-name="T53">a</text:span><text:span text:style-name="T47">m ]</text:span></text:p>
      <text:p text:style-name="P10">Un homme.<text:tab/><text:tab/><text:span text:style-name="T47">[ qa n_om ]</text:span></text:p>
      <text:p text:style-name="P10"/>
      <text:p text:style-name="P13">Les <text:s/><text:span text:style-name="T46">garçon</text:span>s.<text:tab/><text:tab/>[ le garso ]</text:p>
      <text:p text:style-name="P13">Les filles.<text:tab/><text:tab/>[ le fi ]<text:tab/></text:p>
      <text:p text:style-name="P14">L<text:span text:style-name="T52">es </text:span>hommes.<text:tab/><text:tab/><text:span text:style-name="T52">[le ż_om]</text:span></text:p>
      <text:p text:style-name="P17">Les femmes<text:tab/><text:tab/><text:span text:style-name="T52">[ le fam ]</text:span></text:p>
      <text:p text:style-name="P17"/>
      <text:p text:style-name="P8"><text:span text:style-name="T42">Mang</text:span><text:span text:style-name="T34">er</text:span> [ man-xġe ] (to eat)</text:p>
      <text:p text:style-name="P8">Je<text:tab/><text:tab/>mang<text:span text:style-name="T33">e</text:span><text:tab/><text:tab/>[ xġ man-xġ ]</text:p>
      <text:p text:style-name="P8">Tu<text:tab/><text:tab/>mang<text:span text:style-name="T33">es</text:span><text:tab/>[ tu man-xġ ]</text:p>
      <text:p text:style-name="P8">Il, elle, on<text:tab/>mang<text:span text:style-name="T33">e</text:span><text:tab/><text:tab/>[ il, el, qu man-xġ ]</text:p>
      <text:p text:style-name="P8">Nous<text:tab/><text:tab/>mang<text:span text:style-name="T33">eons</text:span><text:tab/>[ nu man-xġo ]</text:p>
      <text:p text:style-name="P8">Vous<text:tab/><text:tab/>mang<text:span text:style-name="T33">ez</text:span><text:tab/>[ vu man-xġe ]</text:p>
      <text:p text:style-name="P8">Ils, elles<text:tab/>mang<text:span text:style-name="T33">ent</text:span><text:tab/>[ il, el man-xġ ]</text:p>
      <text:p text:style-name="P8"/>
      <text:p text:style-name="P8"/>
      <text:p text:style-name="P12"><text:span text:style-name="Strong_20_Emphasis">Boi</text:span><text:span text:style-name="Strong_20_Emphasis"><text:span text:style-name="T33">re</text:span></text:span> <text:tab/>[ bwa ] (to drink)<text:tab/><text:tab/><text:tab/><text:tab/><text:span text:style-name="Strong_20_Emphasis">oi -&gt; </text:span><text:span text:style-name="Strong_20_Emphasis"><text:span text:style-name="T50">wa</text:span></text:span></text:p>
      <text:p text:style-name="P8">Je<text:tab/><text:tab/>boi<text:span text:style-name="T33">s</text:span><text:tab/><text:tab/>[ xġ bwa ]</text:p>
      <text:p text:style-name="P8">Tu<text:tab/><text:tab/>boi<text:span text:style-name="T33">s</text:span><text:tab/><text:tab/>[ tu bwa ]</text:p>
      <text:p text:style-name="P8">Il, elle, on<text:tab/>boi<text:span text:style-name="T33">t</text:span><text:tab/><text:tab/>[ il, el, qu bwa ]</text:p>
      <text:p text:style-name="P8">Nous<text:tab/><text:tab/>buv<text:span text:style-name="T33">ons</text:span><text:tab/>[ nu buvo ]</text:p>
      <text:p text:style-name="P8">Vous<text:tab/><text:tab/>buv<text:span text:style-name="T33">ez</text:span><text:tab/><text:tab/>[ vu buve ]</text:p>
      <text:p text:style-name="P8">Ils, elles<text:tab/>boiv<text:span text:style-name="T33">ent</text:span><text:tab/>[ il, el bwav ]</text:p>
      <text:p text:style-name="P8"/>
      <text:p text:style-name="P8"/>
      <text:p text:style-name="P8"/>
      <text:p text:style-name="P16"><text:soft-page-break/><text:span text:style-name="T45">Cour</text:span><text:span text:style-name="T36">ir</text:span><text:span text:style-name="T33"><text:tab/></text:span>[ <text:span text:style-name="T43">kurir</text:span>] <text:span text:style-name="T54">(to run)</text:span></text:p>
      <text:p text:style-name="P15"/>
      <text:p text:style-name="P16">Je <text:s/><text:span text:style-name="T43">cour</text:span><text:span text:style-name="T37">s</text:span><text:tab/><text:tab/>[ xġ <text:s/><text:span text:style-name="T43">kur</text:span><text:span text:style-name="T41"> </text:span>]<text:tab/><text:tab/></text:p>
      <text:p text:style-name="P89"><text:span text:style-name="T2">Tu </text:span><text:span text:style-name="T3">cour</text:span><text:span text:style-name="T38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6">il, elle, on <text:span text:style-name="T43">cour</text:span><text:span text:style-name="T37">t</text:span><text:tab/>[ il, el, qu <text:s/><text:span text:style-name="T43">kur</text:span><text:span text:style-name="T41"> </text:span>]<text:tab/><text:tab/></text:p>
      <text:p text:style-name="P16"/>
      <text:p text:style-name="P16">nous <text:span text:style-name="T43">cour</text:span><text:span text:style-name="T33">ons</text:span><text:tab/><text:tab/>[ nu <text:span text:style-name="T43">kuro</text:span><text:span text:style-name="T41"> </text:span>]<text:tab/><text:tab/><text:tab/></text:p>
      <text:p text:style-name="P16">vous <text:span text:style-name="T43">cour</text:span><text:span text:style-name="T33">ez</text:span><text:tab/><text:tab/>[ vu <text:s/><text:span text:style-name="T43">kure</text:span><text:span text:style-name="T41"> </text:span>]<text:tab/><text:tab/><text:tab/></text:p>
      <text:p text:style-name="P19"><text:span text:style-name="T55">ils, elles </text:span><text:span text:style-name="T43">cour</text:span><text:span text:style-name="T40">ent</text:span><text:span text:style-name="T55"><text:tab/>[ il, el </text:span><text:span text:style-name="T43">kur</text:span><text:span text:style-name="T41"> </text:span><text:span text:style-name="T55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33">s</text:span><text:tab/><text:tab/>[ xġ li ]</text:p>
      <text:p text:style-name="P8">Tu<text:tab/><text:tab/>li<text:span text:style-name="T33">s</text:span><text:tab/><text:tab/>[ tu li ]</text:p>
      <text:p text:style-name="P8">Il, elle, on<text:tab/>li<text:span text:style-name="T33">t</text:span><text:tab/><text:tab/>[ il, el, qu li ]</text:p>
      <text:p text:style-name="P8">Nous<text:tab/><text:tab/>lis<text:span text:style-name="T33">ons<text:tab/></text:span><text:tab/>[ nu li<text:span text:style-name="T48">ż</text:span>o ]</text:p>
      <text:p text:style-name="P8">Vous<text:tab/><text:tab/>lise<text:span text:style-name="T33">z<text:tab/></text:span><text:tab/>[ vu li<text:span text:style-name="T48">ż</text:span>e ]</text:p>
      <text:p text:style-name="P8">Ils, elles<text:tab/>lis<text:span text:style-name="T33">ent</text:span><text:tab/><text:tab/>[ il, el li<text:span text:style-name="T48">ż</text:span> ]</text:p>
      <text:p text:style-name="P8"/>
      <text:p text:style-name="P88"><text:span text:style-name="T30">Cuisin</text:span><text:span text:style-name="T39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33">e<text:tab/></text:span><text:tab/>[ xġ k<text:span text:style-name="T49">w</text:span>i<text:span text:style-name="T49">ż</text:span>in ]</text:p>
      <text:p text:style-name="P8">Tu<text:tab/><text:tab/>cuisin<text:span text:style-name="T33">es</text:span><text:tab/>[ tu k<text:span text:style-name="T49">w</text:span>i<text:span text:style-name="T49">ż</text:span>in ]</text:p>
      <text:p text:style-name="P8">Il, elle, on<text:tab/>cuisin<text:span text:style-name="T33">e<text:tab/></text:span><text:tab/>[ il, el, qu k<text:span text:style-name="T49">w</text:span>i<text:span text:style-name="T49">ż</text:span>in ]</text:p>
      <text:p text:style-name="P8">Nous<text:tab/><text:tab/>cuisin<text:span text:style-name="T33">ons</text:span><text:tab/>[ nu k<text:span text:style-name="T49">w</text:span>i<text:span text:style-name="T49">ż</text:span>i-no ]</text:p>
      <text:p text:style-name="P8">Vous<text:tab/><text:tab/>cuisin<text:span text:style-name="T33">ez</text:span><text:tab/>[ vu k<text:span text:style-name="T49">w</text:span>i<text:span text:style-name="T49">ż</text:span>i-ne ]</text:p>
      <text:p text:style-name="P8">Ils, elles<text:tab/>cuisin<text:span text:style-name="T33">ent</text:span><text:tab/>[ il, el k<text:span text:style-name="T49">w</text:span>i<text:span text:style-name="T49">ż</text:span>in ]</text:p>
      <text:p text:style-name="P8"/>
      <text:p text:style-name="P8"><text:span text:style-name="T42">Écri</text:span><text:span text:style-name="T34">re</text:span> [ ek-<text:span text:style-name="T51">r</text:span>ir ] (to write)</text:p>
      <text:p text:style-name="P8">Je<text:tab/><text:tab/>écri<text:span text:style-name="T33">s</text:span><text:tab/><text:tab/>[ xġ ek<text:span text:style-name="T51">ri</text:span> ]</text:p>
      <text:p text:style-name="P8">Tu<text:tab/><text:tab/>écri<text:span text:style-name="T33">s</text:span><text:tab/><text:tab/>[ tu ek<text:span text:style-name="T51">ri</text:span>]</text:p>
      <text:p text:style-name="P8">Il, elle, on<text:tab/>écri<text:span text:style-name="T33">t<text:tab/></text:span><text:tab/>[ il, el, qu ek<text:span text:style-name="T51">ri</text:span>]</text:p>
      <text:p text:style-name="P8">Nous<text:tab/><text:tab/>écriv<text:span text:style-name="T33">ons</text:span><text:tab/>[ nu <text:span text:style-name="T49">ż_</text:span>ek<text:span text:style-name="T49">r</text:span>i-vo ]</text:p>
      <text:p text:style-name="P8">Vous<text:tab/><text:tab/>écrive<text:span text:style-name="T33">z<text:tab/></text:span><text:tab/>[ vu <text:span text:style-name="T49">ż_</text:span>ek<text:span text:style-name="T49">r</text:span>i-ve ]</text:p>
      <text:p text:style-name="P11">Ils, elles<text:tab/>écriv<text:span text:style-name="T33">ent</text:span><text:tab/>[ il, el <text:span text:style-name="T49">ż_ ekgri</text:span> ]</text:p>
      <text:p text:style-name="P11"/>
      <text:p text:style-name="P11"/>
      <text:p text:style-name="P11"/>
      <text:p text:style-name="P16"><text:soft-page-break/><text:span text:style-name="T44">Nag</text:span><text:span text:style-name="T35">er</text:span><text:span text:style-name="T33"><text:tab/></text:span>[ <text:span text:style-name="T41">naxġe</text:span> ] <text:span text:style-name="T54">( to swim)</text:span></text:p>
      <text:p text:style-name="P15"/>
      <text:p text:style-name="P16">Je <text:s/><text:span text:style-name="T41">nag</text:span><text:span text:style-name="T33">e</text:span> <text:tab/><text:tab/>[ xġ <text:s/><text:span text:style-name="T41">naxġ </text:span>]<text:tab/><text:tab/></text:p>
      <text:p text:style-name="P16">Tu <text:span text:style-name="T41">nag</text:span><text:span text:style-name="T33">es</text:span><text:tab/><text:tab/>[ tu <text:span text:style-name="T41">naxġ </text:span>]<text:tab/><text:tab/><text:tab/></text:p>
      <text:p text:style-name="P16">il, elle, on <text:span text:style-name="T41">nag</text:span><text:span text:style-name="T33">e</text:span><text:tab/>[ il, el, qu <text:s/><text:span text:style-name="T41">naxġ </text:span>]<text:tab/><text:tab/></text:p>
      <text:p text:style-name="P16"/>
      <text:p text:style-name="P16">nous <text:span text:style-name="T41">nag</text:span><text:span text:style-name="T37">e</text:span><text:span text:style-name="T33">ons</text:span><text:tab/><text:tab/>[ nu <text:span text:style-name="T41">naxġo </text:span>]<text:tab/><text:tab/><text:tab/></text:p>
      <text:p text:style-name="P16">vous <text:span text:style-name="T41">nag</text:span><text:span text:style-name="T33">ez</text:span><text:tab/><text:tab/>[ vu <text:s/><text:span text:style-name="T41">naxġe </text:span>]<text:tab/><text:tab/><text:tab/></text:p>
      <text:p text:style-name="P16">ils, elles <text:span text:style-name="T41">nag</text:span><text:span text:style-name="T33">ent</text:span><text:tab/>[ il, el <text:span text:style-name="T41">naxġ </text:span>]<text:tab/></text:p>
      <text:p text:style-name="P8"/>
      <text:p text:style-name="P5">Sentences about Eating and Drinking</text:p>
      <text:p text:style-name="P18">La femme mange.</text:p>
      <text:p text:style-name="P18">L'homme mange.</text:p>
      <text:p text:style-name="P18">Le garçon mange.</text:p>
      <text:p text:style-name="P18">La fille mange.</text:p>
      <text:p text:style-name="P18">Les femmes mangent.</text:p>
      <text:p text:style-name="P18">Les hommes mangent.</text:p>
      <text:p text:style-name="P18">Les garçons mangent.</text:p>
      <text:p text:style-name="P18">Les filles mangent.</text:p>
      <text:p text:style-name="P18">Elle mange.</text:p>
      <text:p text:style-name="P18">Il mange.</text:p>
      <text:p text:style-name="P18">Ils mangent.</text:p>
      <text:p text:style-name="P18">Elles mangent.</text:p>
      <text:p text:style-name="P18">L'homme boit.</text:p>
      <text:p text:style-name="P18">La fille boit.</text:p>
      <text:p text:style-name="P18">Les hommes boivent.</text:p>
      <text:p text:style-name="P18">Elle boit.</text:p>
      <text:p text:style-name="P18">Ils boivent.</text:p>
      <text:p text:style-name="P18"/>
      <text:p text:style-name="P5">Sentences about Reading and Writing</text:p>
      <text:p text:style-name="P18">L'homme lit.</text:p>
      <text:p text:style-name="P18">La femme lit.</text:p>
      <text:p text:style-name="P18">La fille lit.</text:p>
      <text:p text:style-name="P18">Le garçon lit.</text:p>
      <text:p text:style-name="P18">Les femmes lisent.</text:p>
      <text:p text:style-name="P18">Les hommes lisent.</text:p>
      <text:p text:style-name="P18"><text:soft-page-break/>Les garçons lisent.</text:p>
      <text:p text:style-name="P18">Les filles lisent.</text:p>
      <text:p text:style-name="P18">Elle lit.</text:p>
      <text:p text:style-name="P18">Il lit.</text:p>
      <text:p text:style-name="P18">Ils lisent.</text:p>
      <text:p text:style-name="P18">Elle écrit.</text:p>
      <text:p text:style-name="P18">Il écrit.</text:p>
      <text:p text:style-name="P18">Ils écrivent.</text:p>
      <text:p text:style-name="P18">Elles écrivent.</text:p>
      <text:p text:style-name="P18"/>
      <text:p text:style-name="P5">Sentences about Running</text:p>
      <text:p text:style-name="P18">La femme court.</text:p>
      <text:p text:style-name="P18">L'homme court.</text:p>
      <text:p text:style-name="P18">La fille court.</text:p>
      <text:p text:style-name="P18">Le garçon court.</text:p>
      <text:p text:style-name="P18">Les femmes courent.</text:p>
      <text:p text:style-name="P18">Les hommes courent.</text:p>
      <text:p text:style-name="P18">Les filles courent.</text:p>
      <text:p text:style-name="P18">Les garçons courent.</text:p>
      <text:p text:style-name="P18">Elle court.</text:p>
      <text:p text:style-name="P18">Il court.</text:p>
      <text:p text:style-name="P18">Ils courent.</text:p>
      <text:p text:style-name="P18">Elles courent.</text:p>
      <text:p text:style-name="P18"/>
      <text:p text:style-name="P5">Sentences about Cooking</text:p>
      <text:p text:style-name="P18">L'homme cuisine.</text:p>
      <text:p text:style-name="P18">Elle cuisine.</text:p>
      <text:p text:style-name="P18">Il cuisine.</text:p>
      <text:p text:style-name="P18">Ils cuisinent.</text:p>
      <text:p text:style-name="P18">Elles cuisinent.</text:p>
      <text:p text:style-name="P18">Les hommes cuisinent.</text:p>
      <text:p text:style-name="P18"/>
      <text:p text:style-name="P5">Sentences about Swimming</text:p>
      <text:p text:style-name="P18">La fille nage.</text:p>
      <text:p text:style-name="P18">L'homme nage.</text:p>
      <text:p text:style-name="P18">Les femmes nagent.</text:p>
      <text:p text:style-name="P18"><text:soft-page-break/>Les garçons nagent.</text:p>
      <text:p text:style-name="P18">Il nage.</text:p>
      <text:p text:style-name="P18">Elle nage.</text:p>
      <text:p text:style-name="P18">Ils nagent.</text:p>
      <text:p text:style-name="P18"/>
      <text:p text:style-name="P5">Sentences about Articles</text:p>
      <text:p text:style-name="P18">Un garçon.</text:p>
      <text:p text:style-name="P18">Une fille.</text:p>
      <text:p text:style-name="P18">Des garçons.</text:p>
      <text:p text:style-name="P18">Des filles.</text:p>
      <text:p text:style-name="P18">Des hommes.</text:p>
      <text:p text:style-name="P18">Des femmes.</text:p>
      <text:p text:style-name="P18"/>
      <text:p text:style-name="P87"><text:span text:style-name="T32"/></text:p>
      <text:p text:style-name="P9">________________________________________________________________________________________________</text:p>
      <text:p text:style-name="P9"/>
      <text:h text:style-name="P25" text:outline-level="4"/>
      <text:p text:style-name="P6">Lesson 2</text:p>
      <text:p text:style-name="P26"/>
      <text:p text:style-name="P26">Un sandwich. <text:tab/><text:tab/><text:tab/><text:tab/><text:tab/>[ qa sandwiċ ]</text:p>
      <text:p text:style-name="P26">Un oeuf. <text:tab/><text:tab/><text:tab/><text:tab/><text:tab/>[ qa n_ef ]</text:p>
      <text:p text:style-name="P26">Une pomme. <text:tab/><text:tab/><text:tab/><text:tab/><text:tab/>[ qun pom ]</text:p>
      <text:p text:style-name="P26">Du pain. <text:tab/><text:tab/><text:tab/><text:tab/><text:tab/>[ dju pa ]</text:p>
      <text:p text:style-name="P26">Du café. <text:tab/><text:tab/><text:tab/><text:tab/><text:tab/>[ dju kafe ]</text:p>
      <text:p text:style-name="P26">Du lait. <text:tab/><text:tab/><text:tab/><text:tab/><text:tab/>[ dju le ]</text:p>
      <text:p text:style-name="P26">Du riz. <text:tab/><text:tab/><text:tab/><text:tab/><text:tab/><text:tab/>[ dju ri ]</text:p>
      <text:p text:style-name="P26">De l'eau. <text:tab/><text:tab/><text:tab/><text:tab/><text:tab/>[ du lo ]</text:p>
      <text:p text:style-name="P26">Un chien. <text:tab/><text:tab/><text:tab/><text:tab/><text:tab/>[ qa xja ]</text:p>
      <text:p text:style-name="P26">Un chat. <text:tab/><text:tab/><text:tab/><text:tab/><text:tab/>[ qa xa ]</text:p>
      <text:p text:style-name="P26">Un cheval. <text:tab/><text:tab/><text:tab/><text:tab/><text:tab/>[ qa xaval ]</text:p>
      <text:p text:style-name="P26">Une voiture. <text:tab/><text:tab/><text:tab/><text:tab/><text:tab/>[ qun va-tjur ]</text:p>
      <text:p text:style-name="P26">Un journal. <text:tab/><text:tab/><text:tab/><text:tab/><text:tab/>[ qa xġornal ]</text:p>
      <text:p text:style-name="P26">Un vélo. <text:tab/><text:tab/><text:tab/><text:tab/><text:tab/>[ qa velo ]</text:p>
      <text:p text:style-name="P26">Un livre. <text:tab/><text:tab/><text:tab/><text:tab/><text:tab/>[ qa livr ]</text:p>
      <text:p text:style-name="P26">Un stylo. <text:tab/><text:tab/><text:tab/><text:tab/><text:tab/>[ qa stilo ]</text:p>
      <text:p text:style-name="P26">Un poisson. <text:tab/><text:tab/><text:tab/><text:tab/><text:tab/>[ qa pwaso ]</text:p>
      <text:h text:style-name="P20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3" text:outline-level="3">Pronoun</text:h>
            </table:table-cell>
            <table:table-cell table:style-name="Table1.A1" office:value-type="string">
              <text:h text:style-name="P23" text:outline-level="3">Conjugation</text:h>
            </table:table-cell>
            <table:table-cell table:style-name="Table1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91"><text:span text:style-name="Strong_20_Emphasis"><text:span text:style-name="T6">Je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xġ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Tu</text:span></text:span></text:p>
          </table:table-cell>
          <table:table-cell table:style-name="Table1.A1" office:value-type="string">
            <text:p text:style-name="P26">conduis</text:p>
          </table:table-cell>
          <table:table-cell table:style-name="Table1.A1" office:value-type="string">
            <text:p text:style-name="P26">[ tu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6">conduit</text:p>
          </table:table-cell>
          <table:table-cell table:style-name="Table1.A1" office:value-type="string">
            <text:p text:style-name="P26">[ il, el, qu kondwi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Nous</text:span></text:span></text:p>
          </table:table-cell>
          <table:table-cell table:style-name="Table1.A1" office:value-type="string">
            <text:p text:style-name="P26">conduisons</text:p>
          </table:table-cell>
          <table:table-cell table:style-name="Table1.A1" office:value-type="string">
            <text:p text:style-name="P26">[ nu kondwi<text:span text:style-name="T56">ż</text:span>o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Vous</text:span></text:span></text:p>
          </table:table-cell>
          <table:table-cell table:style-name="Table1.A1" office:value-type="string">
            <text:p text:style-name="P26">conduisez</text:p>
          </table:table-cell>
          <table:table-cell table:style-name="Table1.A1" office:value-type="string">
            <text:p text:style-name="P26">[ vu kondwi<text:span text:style-name="T56">ż</text:span>e ]</text:p>
          </table:table-cell>
        </table:table-row>
        <table:table-row>
          <table:table-cell table:style-name="Table1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6">conduisent</text:p>
          </table:table-cell>
          <table:table-cell table:style-name="Table1.A1" office:value-type="string">
            <text:p text:style-name="P26">[ il, el kondwi<text:span text:style-name="T56">ż</text:span> ]</text:p>
          </table:table-cell>
        </table:table-row>
      </table:table>
      <text:p text:style-name="P21"/>
      <text:h text:style-name="P22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91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3" text:outline-level="3">Conjugation</text:h>
            </table:table-cell>
            <table:table-cell table:style-name="Table2.C1" office:value-type="string">
              <text:h text:style-name="P90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91"><text:span text:style-name="Strong_20_Emphasis"><text:span text:style-name="T6">Je</text:span></text:span></text:p>
          </table:table-cell>
          <table:table-cell table:style-name="Table2.B1" office:value-type="string">
            <text:p text:style-name="P26">ai</text:p>
          </table:table-cell>
          <table:table-cell table:style-name="Table2.C1" office:value-type="string">
            <text:p text:style-name="P26">[ xġ e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Tu</text:span></text:span></text:p>
          </table:table-cell>
          <table:table-cell table:style-name="Table2.B1" office:value-type="string">
            <text:p text:style-name="P26">as</text:p>
          </table:table-cell>
          <table:table-cell table:style-name="Table2.C1" office:value-type="string">
            <text:p text:style-name="P26">[ tu a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6">a</text:p>
          </table:table-cell>
          <table:table-cell table:style-name="Table2.C1" office:value-type="string">
            <text:p text:style-name="P26">[ il, el, <text:span text:style-name="T56">a / </text:span>qu <text:span text:style-name="T56">n_</text:span>a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Nous</text:span></text:span></text:p>
          </table:table-cell>
          <table:table-cell table:style-name="Table2.B1" office:value-type="string">
            <text:p text:style-name="P26">avons</text:p>
          </table:table-cell>
          <table:table-cell table:style-name="Table2.C1" office:value-type="string">
            <text:p text:style-name="P26">[ nu <text:span text:style-name="T56">ż_</text:span>avo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Vous</text:span></text:span></text:p>
          </table:table-cell>
          <table:table-cell table:style-name="Table2.B1" office:value-type="string">
            <text:p text:style-name="P26">avez</text:p>
          </table:table-cell>
          <table:table-cell table:style-name="Table2.C1" office:value-type="string">
            <text:p text:style-name="P26">[ vu <text:span text:style-name="T56">ż_</text:span>ave ]</text:p>
          </table:table-cell>
        </table:table-row>
        <table:table-row table:style-name="Table2.1">
          <table:table-cell table:style-name="Table2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6">ont</text:p>
          </table:table-cell>
          <table:table-cell table:style-name="Table2.C1" office:value-type="string">
            <text:p text:style-name="P26">[ il, el <text:span text:style-name="T56">ż</text:span>_o ]</text:p>
          </table:table-cell>
        </table:table-row>
      </table:table>
      <text:p text:style-name="P24"/>
      <text:h text:style-name="P22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91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3" text:outline-level="3">Conjugation</text:h>
            </table:table-cell>
            <table:table-cell table:style-name="Table3.A1" office:value-type="string">
              <text:h text:style-name="P23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91"><text:span text:style-name="Strong_20_Emphasis"><text:span text:style-name="T6">Je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xġ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Tu</text:span></text:span></text:p>
          </table:table-cell>
          <table:table-cell table:style-name="Table3.A1" office:value-type="string">
            <text:p text:style-name="P26">dors</text:p>
          </table:table-cell>
          <table:table-cell table:style-name="Table3.A1" office:value-type="string">
            <text:p text:style-name="P26">[ tu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6">dort</text:p>
          </table:table-cell>
          <table:table-cell table:style-name="Table3.A1" office:value-type="string">
            <text:p text:style-name="P26">[ il, el, qu dor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Nous</text:span></text:span></text:p>
          </table:table-cell>
          <table:table-cell table:style-name="Table3.A1" office:value-type="string">
            <text:p text:style-name="P26">dormons</text:p>
          </table:table-cell>
          <table:table-cell table:style-name="Table3.A1" office:value-type="string">
            <text:p text:style-name="P26">[ nu dormo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Vous</text:span></text:span></text:p>
          </table:table-cell>
          <table:table-cell table:style-name="Table3.A1" office:value-type="string">
            <text:p text:style-name="P26">dormez</text:p>
          </table:table-cell>
          <table:table-cell table:style-name="Table3.A1" office:value-type="string">
            <text:p text:style-name="P26">[ vu dorme ]</text:p>
          </table:table-cell>
        </table:table-row>
        <table:table-row>
          <table:table-cell table:style-name="Table3.A1" office:value-type="string">
            <text:p text:style-name="P91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6">dorment</text:p>
          </table:table-cell>
          <table:table-cell table:style-name="Table3.A1" office:value-type="string">
            <text:p text:style-name="P26">[ il, el dorm ]</text:p>
          </table:table-cell>
        </table:table-row>
      </table:table>
      <text:p text:style-name="P24"/>
      <text:p text:style-name="P30">une fille et une femme. <text:tab/><text:tab/><text:tab/>[ qun fil e qun fam ]</text:p>
      <text:p text:style-name="P30">un sandwich et du lait. <text:tab/><text:tab/><text:tab/>[ qa sandwiċ e dju le ]</text:p>
      <text:p text:style-name="P30">un garçon et un homme. <text:tab/><text:tab/><text:tab/>[ qa garso e qa_nom ]</text:p>
      <text:p text:style-name="P30">du riz et une pomme. <text:tab/><text:tab/><text:tab/>[ dju ri e qun pom ]</text:p>
      <text:p text:style-name="P30">un homme et une femme. <text:tab/><text:tab/><text:tab/>[ qa_nom e qun fam ]</text:p>
      <text:p text:style-name="P30">du pain et de l'eau. <text:tab/><text:tab/><text:tab/><text:tab/>[ dju pan e du lo ]</text:p>
      <text:p text:style-name="P29"><text:soft-page-break/></text:p>
      <text:p text:style-name="P34">L'homme mange un oeuf. <text:tab/><text:tab/><text:tab/>[ lom manġ qan_of ]</text:p>
      <text:p text:style-name="P34">Le garçon et l'homme boivent de l'eau. <text:tab/>[ lo garso e lom bwav du lo ]</text:p>
      <text:p text:style-name="P34">Le garçon boit du lait. <text:tab/><text:tab/><text:tab/>[ lo garso bwa dju le ]</text:p>
      <text:p text:style-name="P34">La femme boit du café. <text:tab/><text:tab/><text:tab/>[ la fam bwa dju kafe ]</text:p>
      <text:p text:style-name="P34">La femme conduit une voiture. <text:tab/><text:tab/>[ la fam kondwi qun va-ture ]</text:p>
      <text:p text:style-name="P34">L'homme conduit une voiture. <text:tab/><text:tab/>[ lom kondwi qun va-ture ]</text:p>
      <text:p text:style-name="P34">La fille marche. <text:tab/><text:tab/><text:tab/><text:tab/>[ la fi marx ]</text:p>
      <text:p text:style-name="P34">Le garçon marche. <text:tab/><text:tab/><text:tab/><text:tab/>[ Lo garso marx ]</text:p>
      <text:p text:style-name="P34">La femme marche. <text:tab/><text:tab/><text:tab/><text:tab/>[ Lo fam marx ]</text:p>
      <text:p text:style-name="P34">La fille court. <text:tab/><text:tab/><text:tab/><text:tab/><text:tab/>[ la fi cur ]</text:p>
      <text:p text:style-name="P34">L'homme court. <text:tab/><text:tab/><text:tab/><text:tab/>[ lom cur ]</text:p>
      <text:p text:style-name="P33"/>
      <text:p text:style-name="P38">La femme conduit. <text:tab/><text:tab/><text:tab/><text:tab/>[ la fam kondwi ]</text:p>
      <text:p text:style-name="P38">La fille ne conduit pas.<text:tab/><text:tab/><text:tab/> [ la fi no kondwi pa ]</text:p>
      <text:p text:style-name="P38">L'homme conduit. <text:tab/><text:tab/><text:tab/><text:tab/>[ lom kondwi ]</text:p>
      <text:p text:style-name="P38">Le garçon ne conduit pas. <text:tab/><text:tab/><text:tab/>[ lo garso no condwi pa ]</text:p>
      <text:p text:style-name="P38">Les adultes cuisinent. <text:tab/><text:tab/><text:tab/>[ le ż_adult kweżin ]</text:p>
      <text:p text:style-name="P38">Les adultes ne cuisinent pas. <text:tab/><text:tab/>[ le ż_adult no kweżin pa ]</text:p>
      <text:p text:style-name="P38">Les enfants écrivent. <text:tab/><text:tab/><text:tab/><text:tab/>[ le żanfa ekriv ]</text:p>
      <text:p text:style-name="P38">Les enfants n'écrivent pas.<text:tab/><text:tab/><text:tab/>[ le żanfa n'ekriv pa ]</text:p>
      <text:p text:style-name="P38">La femme ne conduit pas. <text:tab/><text:tab/><text:tab/>[ la fam no kondwi pa ]</text:p>
      <text:p text:style-name="P38">Les adultes cuisinent. <text:tab/><text:tab/><text:tab/>[ le ż_adult kwiżin ]</text:p>
      <text:p text:style-name="P38">Les adultes ne cuisinent pas. <text:tab/><text:tab/>[ le ż_adult no kwiżin pa ]</text:p>
      <text:p text:style-name="P38">Les enfants écrivent. <text:tab/><text:tab/><text:tab/><text:tab/>[ le ż_anfa ekriv ]</text:p>
      <text:p text:style-name="P38">Les enfants n'écrivent pas. <text:tab/><text:tab/><text:tab/>[ le ż_anfa ne_ekriv pa ]</text:p>
      <text:p text:style-name="P38">La femme conduit. <text:tab/><text:tab/><text:tab/><text:tab/>[ la fam knodwi ]</text:p>
      <text:p text:style-name="P38">La femme ne conduit pas. <text:tab/><text:tab/><text:tab/>[ la fam no knodwi pa ]</text:p>
      <text:p text:style-name="P37"/>
      <text:p text:style-name="P37">Ils nagent. <text:tab/><text:tab/><text:tab/><text:tab/><text:tab/>[ il naxġ ]</text:p>
      <text:p text:style-name="P37">Ils ne nagent pas. <text:tab/><text:tab/><text:tab/><text:tab/>[ il ne naxġ pa ]</text:p>
      <text:p text:style-name="P37">Il dort. <text:tab/><text:tab/><text:tab/><text:tab/><text:tab/><text:tab/>[ Il dor ]</text:p>
      <text:p text:style-name="P37">Il ne dort pas. <text:tab/><text:tab/><text:tab/><text:tab/><text:tab/>[ Il ne dor pa ]</text:p>
      <text:p text:style-name="P31"/>
      <text:p text:style-name="P36">Il marche. Il ne court pas. <text:tab/><text:tab/><text:tab/>[ il marx. Il ne kur pa ]</text:p>
      <text:p text:style-name="P36">Ils cuisinent. Ils ne mangent pas. <text:tab/><text:tab/>[ il kwiżin, il ne manxġ pa ]</text:p>
      <text:p text:style-name="P36"><text:soft-page-break/>Ils ne cuisinent pas. Ils mangent. <text:tab/><text:tab/>[ il ne kwiżin pa, il manxġ ]</text:p>
      <text:p text:style-name="P36">Il ne marche pas. Il court. <text:tab/><text:tab/><text:tab/>[ il ne marx pa. Il kur ]</text:p>
      <text:p text:style-name="P36"/>
      <text:p text:style-name="P40">Les femmes ont du riz. <text:tab/><text:tab/><text:tab/>[ le fam o du ri ]</text:p>
      <text:p text:style-name="P40">Les femmes n'ont pas de riz. <text:tab/><text:tab/><text:tab/>[ le fam no pa du ri ]</text:p>
      <text:p text:style-name="P40">Le garçon a un stylo. <text:tab/><text:tab/><text:tab/><text:tab/>[ lo ġarso a aa stylo ]</text:p>
      <text:p text:style-name="P40">Le garçon n'a pas de stylo. <text:tab/><text:tab/><text:tab/>[ lo ġarso na pa du stilo ]</text:p>
      <text:p text:style-name="P40">Les hommes ont de l'eau. <text:tab/><text:tab/><text:tab/>[ lo ż_om o du lo ]</text:p>
      <text:p text:style-name="P40">Les hommes n'ont pas d'eau. <text:tab/><text:tab/>[ lo ż_on no pa du ]</text:p>
      <text:p text:style-name="P40">Le garçon a du lait. <text:tab/><text:tab/><text:tab/><text:tab/>[ lo ġarso a dju le ]</text:p>
      <text:p text:style-name="P40">Le garçon n'a pas de lait. <text:tab/><text:tab/><text:tab/>[ lo ġarso na pa du le ]</text:p>
      <text:p text:style-name="P40">Les filles ont des vélos. <text:tab/><text:tab/><text:tab/>[ le fil o de vilo ]</text:p>
      <text:p text:style-name="P40">Les filles n'ont pas de vélos. <text:tab/><text:tab/><text:tab/>[ le fil no pa du vilo ]</text:p>
      <text:p text:style-name="P39"/>
      <text:p text:style-name="P41">Le chien court. <text:tab/><text:tab/><text:tab/><text:tab/>[ lo xja kur ]</text:p>
      <text:p text:style-name="P41">Le chien ne court pas. <text:tab/><text:tab/><text:tab/>[ lo xja no kur pa ]</text:p>
      <text:p text:style-name="P41">Les garçons ont de l'eau. <text:tab/><text:tab/><text:tab/>[ le garso o du lo ]</text:p>
      <text:p text:style-name="P41">Les garçons n'ont pas d'eau. <text:tab/><text:tab/><text:tab/>[ le garso no pa du ]</text:p>
      <text:p text:style-name="P31"/>
      <text:p text:style-name="P28">Il mange du riz. <text:tab/><text:tab/><text:tab/><text:tab/>[ il manġ dju ri ]</text:p>
      <text:p text:style-name="P28">Ils mangent des sandwichs. <text:tab/><text:tab/><text:tab/>[ il manġ di sandwiċ ]</text:p>
      <text:p text:style-name="P28">Ils mangent des œufs. <text:tab/><text:tab/><text:tab/>[ il manġ d<text:span text:style-name="T57">i</text:span> ż<text:span text:style-name="T57">q</text:span> ]</text:p>
      <text:p text:style-name="P28">Elle mange une pomme. <text:tab/><text:tab/><text:tab/>[ elle manġ qun pom ]</text:p>
      <text:p text:style-name="P28">Elle boit de l'eau. <text:tab/><text:tab/><text:tab/><text:tab/>[ elle bwa du lo ]</text:p>
      <text:p text:style-name="P28">Ils lisent un journal. <text:tab/><text:tab/><text:tab/><text:tab/>[ il li<text:span text:style-name="T60">ż</text:span> qa jurnal ]</text:p>
      <text:p text:style-name="P28">Il conduit une voiture. <text:tab/><text:tab/><text:tab/>[ il conqwi qun va-tur ]</text:p>
      <text:p text:style-name="P28">Ils mangent des pommes.<text:tab/><text:tab/><text:tab/>[ il manġ di pom ]</text:p>
      <text:p text:style-name="P28">Elle lit un livre. <text:tab/><text:tab/><text:tab/><text:tab/>[ elle lit qa livr ]</text:p>
      <text:p text:style-name="P28">Elle a un chien. <text:tab/><text:tab/><text:tab/><text:tab/>[ elle a qa xja ]</text:p>
      <text:p text:style-name="P28">Ils ont un journal. <text:tab/><text:tab/><text:tab/><text:tab/>[ il <text:span text:style-name="T57">ż</text:span>_on<text:span text:style-name="T57">t</text:span> qa xġornal ]</text:p>
      <text:p text:style-name="P28">Il a un chat. <text:tab/><text:tab/><text:tab/><text:tab/><text:tab/>[ il a qa xja ]</text:p>
      <text:p text:style-name="P28">Elles ont un cheval. <text:tab/><text:tab/><text:tab/><text:tab/>[ elle <text:span text:style-name="T57">ż</text:span>_o<text:span text:style-name="T57">nt</text:span> qa xaval ]</text:p>
      <text:p text:style-name="P28">Elle a des sandwichs. <text:tab/><text:tab/><text:tab/><text:tab/>[ elle a de sandwiċ ]</text:p>
      <text:p text:style-name="P28">Il a une voiture. <text:tab/><text:tab/><text:tab/><text:tab/>[ il a qun va-tur ]</text:p>
      <text:p text:style-name="P28">Elle a un poisson. <text:tab/><text:tab/><text:tab/><text:tab/>[ elle a qa pwaso ]</text:p>
      <text:p text:style-name="P28">Il a des livres. <text:tab/><text:tab/><text:tab/><text:tab/><text:tab/>[ il a de livr ]</text:p>
      <text:p text:style-name="P28"><text:soft-page-break/>Ils ont des stylos. <text:tab/><text:tab/><text:tab/><text:tab/>[ il <text:span text:style-name="T57">ż</text:span>_on<text:span text:style-name="T57">t</text:span> de stilo ]</text:p>
      <text:p text:style-name="P28">Ils nagent. <text:tab/><text:tab/><text:tab/><text:tab/><text:tab/>[ il naxġ ]</text:p>
      <text:p text:style-name="P28">Ils marchent. <text:tab/><text:tab/><text:tab/><text:tab/><text:tab/>[ il marx ]</text:p>
      <text:p text:style-name="P28">Elles dorment. <text:tab/><text:tab/><text:tab/><text:tab/>[ elles dorm ]</text:p>
      <text:p text:style-name="P28">Ils lisent. <text:tab/><text:tab/><text:tab/><text:tab/><text:tab/>[ il lis ]</text:p>
      <text:p text:style-name="P35"/>
      <text:p text:style-name="P45"/>
      <text:p text:style-name="P27">Le chien mange. <text:tab/><text:tab/><text:tab/><text:tab/>[ lo xja manġ ]</text:p>
      <text:p text:style-name="P27">Le chat dort. <text:tab/><text:tab/><text:tab/><text:tab/><text:tab/>[ lo xa dor ]</text:p>
      <text:p text:style-name="P27">Le poisson nage. <text:tab/><text:tab/><text:tab/><text:tab/>[ lo pwaso naxġ ]</text:p>
      <text:p text:style-name="P27">Le cheval court. <text:tab/><text:tab/><text:tab/><text:tab/>[ lo xaval cur ]</text:p>
      <text:p text:style-name="P27"/>
      <text:p text:style-name="P35">Les adultes courent. <text:tab/><text:tab/><text:tab/><text:tab/>[ le ż_adult kur ]</text:p>
      <text:p text:style-name="P35">Les enfants nagent. <text:tab/><text:tab/><text:tab/><text:tab/>[ le ż_anfa naxġ ]</text:p>
      <text:p text:style-name="P35">Les adultes mangent. <text:tab/><text:tab/><text:tab/>[ le ż_adult manġ ]</text:p>
      <text:p text:style-name="P35">Les enfants boivent. <text:tab/><text:tab/><text:tab/><text:tab/>[ le ż_anfa bwav ]</text:p>
      <text:p text:style-name="P35">Les adultes lisent. <text:tab/><text:tab/><text:tab/><text:tab/>[ le ż_adult lis ]</text:p>
      <text:p text:style-name="P35">Les enfants courent. <text:tab/><text:tab/><text:tab/><text:tab/>[ le ż_anfa cur ]</text:p>
      <text:p text:style-name="P35">L'enfant court. <text:tab/><text:tab/><text:tab/><text:tab/>[ lon-fa cur ]</text:p>
      <text:p text:style-name="P35">L'adulte lit. <text:tab/><text:tab/><text:tab/><text:tab/><text:tab/>[ ladult li ]</text:p>
      <text:p text:style-name="P32"/>
      <text:p text:style-name="P41">Qu'est-ce que c'est? <text:tab/><text:tab/><text:tab/><text:tab/>[ kes kqu se? ]</text:p>
      <text:p text:style-name="P41">C'est une pomme. <text:tab/><text:tab/><text:tab/><text:tab/>[ se<text:span text:style-name="T60">t</text:span> qun pom ]</text:p>
      <text:p text:style-name="P41">C'est un journal. <text:tab/><text:tab/><text:tab/><text:tab/>[ se<text:span text:style-name="T60">t</text:span> qa jornal ]</text:p>
      <text:p text:style-name="P41">Qu'est-ce que c'est? <text:tab/><text:tab/><text:tab/><text:tab/>[ kes kqu se? ]</text:p>
      <text:p text:style-name="P41">C'est un chat. <text:tab/><text:tab/><text:tab/><text:tab/><text:tab/>[ se<text:span text:style-name="T60">t</text:span> qa xa ]</text:p>
      <text:p text:style-name="P41">C'est un journal. <text:tab/><text:tab/><text:tab/><text:tab/>[ se<text:span text:style-name="T60">t</text:span> qa jornal ]</text:p>
      <text:p text:style-name="P41"/>
      <text:p text:style-name="P41">Qu'est-ce que c'est? <text:tab/><text:tab/><text:tab/><text:tab/>[ kes kqu se? ]</text:p>
      <text:p text:style-name="P41">C'est un œuf. <text:tab/><text:tab/><text:tab/><text:tab/><text:tab/>[ se<text:span text:style-name="T60">t</text:span> qa n_of ]</text:p>
      <text:p text:style-name="P41">C'est un stylo. <text:tab/><text:tab/><text:tab/><text:tab/>[ se<text:span text:style-name="T60">t</text:span> qa stilo ]</text:p>
      <text:p text:style-name="P41">C'est un poisson. <text:tab/><text:tab/><text:tab/><text:tab/>[ se<text:span text:style-name="T60">t</text:span> qa pwaso ]</text:p>
      <text:p text:style-name="P41">C'est du riz.<text:tab/><text:tab/><text:tab/><text:tab/><text:tab/>[ se dju ri ]</text:p>
      <text:p text:style-name="P41"/>
      <text:p text:style-name="P44">Est-ce qu'il dort? <text:tab/>Oui. Il dort. <text:tab/><text:tab/><text:tab/>[ qes ki<text:span text:style-name="T58">l</text:span> dor? wi. il dor ]</text:p>
      <text:p text:style-name="P44">Est-ce qu'elle dort? <text:tab/>Non. Elle ne dort pas. <text:tab/>[ qes k<text:span text:style-name="T58">el</text:span> dor? no. elle no dor pa ]</text:p>
      <text:p text:style-name="P44"><text:soft-page-break/></text:p>
      <text:p text:style-name="P44">Est-ce que le chien nage? <text:tab/>Oui. <text:tab/><text:tab/><text:tab/>[ qes ki lo xja naxġ? wi ]</text:p>
      <text:p text:style-name="P44">Est-ce que le cheval nage? <text:tab/>Non. <text:tab/><text:tab/><text:tab/>[ qes ki lo xaval naxġ? no ]</text:p>
      <text:p text:style-name="P44"/>
      <text:p text:style-name="P44">Est-ce qu'elle lit le journal ?<text:tab/> Non. <text:tab/><text:tab/><text:tab/>[ qes ka li lo xġornal? no ]</text:p>
      <text:p text:style-name="P44">Est-ce qu'elle lit un livre ? <text:tab/>Non. <text:tab/><text:tab/><text:tab/>[ qes ka li qa livr no ]</text:p>
      <text:p text:style-name="P44">Est-ce qu'il mange une pomme? <text:tab/>Non. <text:tab/><text:tab/>[ qes ki manġ un pom? no ]</text:p>
      <text:p text:style-name="P43"/>
      <text:p text:style-name="P43">Au revoir!</text:p>
      <text:p text:style-name="P42"/>
      <text:p text:style-name="P46"/>
      <text:p text:style-name="P73">Lesson <text:span text:style-name="T62">3</text:span></text:p>
      <text:p text:style-name="P74">Blanc <text:tab/><text:tab/><text:tab/><text:tab/>[ bla ]</text:p>
      <text:p text:style-name="P74">Noir<text:tab/><text:tab/><text:tab/><text:tab/>[ nwar ]</text:p>
      <text:p text:style-name="P74">Rouge<text:tab/><text:tab/><text:tab/><text:tab/>[ ruxġ ]</text:p>
      <text:p text:style-name="P74">Bleu<text:tab/><text:tab/><text:tab/><text:tab/>[blu]</text:p>
      <text:p text:style-name="P74">Vert<text:tab/><text:tab/><text:tab/><text:tab/>[ver]</text:p>
      <text:p text:style-name="P74">Jaune<text:tab/><text:tab/><text:tab/><text:tab/>[xġon]</text:p>
      <text:p text:style-name="P74"/>
      <text:p text:style-name="P74">Le lait est blanc.<text:tab/><text:tab/>[lo le e blqo]</text:p>
      <text:p text:style-name="P74"/>
      <text:p text:style-name="P74">Le riz est blac.<text:tab/><text:tab/><text:tab/>[lo ri e blqo]</text:p>
      <text:p text:style-name="P74"/>
      <text:p text:style-name="P74">La voiture est blanche.<text:tab/>[ la vwatur e blanx ]</text:p>
      <text:p text:style-name="P74"/>
      <text:p text:style-name="P74">La voiture est <text:s/>verte.<text:tab/><text:tab/>[ la vwatur e vert ]</text:p>
      <text:p text:style-name="P74"/>
      <text:p text:style-name="P74">La pomme est <text:s/>verte.<text:tab/><text:tab/>[ la pom e vert ]</text:p>
      <text:p text:style-name="P74"/>
      <text:p text:style-name="P74">Le vélo est vert.<text:tab/><text:tab/>[ le velo e vert ]</text:p>
      <text:p text:style-name="P74"/>
      <text:p text:style-name="P74">Les œufs sont rouges.<text:tab/><text:span text:style-name="T63">[ le zus son rouge ]</text:span></text:p>
      <text:p text:style-name="P74"/>
      <text:p text:style-name="P74">Les pommes sont vertes.<text:tab/><text:span text:style-name="T63">[ le pom son vert ]</text:span></text:p>
      <text:p text:style-name="P74"/>
      <text:p text:style-name="P74">Les vélos sont blancs.<text:tab/><text:tab/><text:span text:style-name="T63">[ le pom son blqa ]</text:span></text:p>
      <text:p text:style-name="P74"><text:soft-page-break/></text:p>
      <text:p text:style-name="P74">Les voitures sont blanches.<text:tab/><text:span text:style-name="T63">[ le vwatur son blonx ]</text:span></text:p>
      <text:p text:style-name="P74"/>
      <text:p text:style-name="P74">Les stylos sont verts.<text:tab/><text:tab/><text:span text:style-name="T63">[ le stilo so ver ]</text:span></text:p>
      <text:p text:style-name="P74"/>
      <text:p text:style-name="P74">Les vélos sont rouges.<text:tab/><text:span text:style-name="T63">[ le relo son roug ]</text:span></text:p>
      <text:p text:style-name="P74"/>
      <text:p text:style-name="P76">L'oeuf est bleu. <text:tab/><text:tab/>[ l-of e blu ]</text:p>
      <text:p text:style-name="P76"/>
      <text:p text:style-name="P76">Les oeufs sont bleus. <text:tab/><text:tab/>[ le żqu son blu ]</text:p>
      <text:p text:style-name="P76"/>
      <text:p text:style-name="P76">Le velo est jaune.<text:tab/><text:tab/>[ lo velo e xġun ]</text:p>
      <text:p text:style-name="P76"/>
      <text:p text:style-name="P76">Les velos sont jaunes. <text:tab/>[ le velo son xġun ]</text:p>
      <text:p text:style-name="P76"/>
      <text:p text:style-name="P76">La voiture est noire. <text:tab/><text:tab/>[ la vwatur e nwar ]</text:p>
      <text:p text:style-name="P76"/>
      <text:p text:style-name="P76">Les voitures sont noires.<text:tab/>[ le vwatur son nwar ]</text:p>
      <text:p text:style-name="P76"/>
      <text:p text:style-name="P76">Le ballon est rouge. <text:tab/><text:tab/>[ lo belo son rouge ]</text:p>
      <text:p text:style-name="P76"/>
      <text:p text:style-name="P76">Les ballons sont rouges. <text:s/><text:tab/>[ le belo son ruxġ ]</text:p>
      <text:p text:style-name="P74"/>
      <text:p text:style-name="P77">Le chat est noir.<text:tab/><text:tab/>[ lo xa e nwar ]</text:p>
      <text:p text:style-name="P77"/>
      <text:p text:style-name="P77">Les chats sont noirs.<text:tab/><text:tab/>[ le xa son nwar ]</text:p>
      <text:p text:style-name="P77"/>
      <text:p text:style-name="P78">Le poisson est rouge.<text:tab/><text:tab/>[ lo pwaso e ruxġ ]</text:p>
      <text:p text:style-name="P78"/>
      <text:p text:style-name="P78">Les poissons sont rouges.<text:tab/>[ le pwaso son ruxġ ]</text:p>
      <text:p text:style-name="P74"/>
      <text:p text:style-name="P79"/>
      <text:p text:style-name="P80"/>
      <text:p text:style-name="P80"/>
      <text:p text:style-name="P80"/>
      <text:p text:style-name="P109"><text:soft-page-break/><text:span text:style-name="Strong_20_Emphasis"><text:span text:style-name="T23">Elle est bleue.</text:span></text:span><text:span text:style-name="T23"><text:line-break/>She is blue.<text:line-break/>[ el e blu ]</text:span></text:p>
      <text:p text:style-name="P109"><text:span text:style-name="Strong_20_Emphasis"><text:span text:style-name="T23">Elle est noire.</text:span></text:span><text:span text:style-name="T23"><text:line-break/>She is black.<text:line-break/>[ el e nwar ]</text:span></text:p>
      <text:p text:style-name="P109"><text:span text:style-name="Strong_20_Emphasis"><text:span text:style-name="T23">Elle est rouge.</text:span></text:span><text:span text:style-name="T23"><text:line-break/>She is red.<text:line-break/>[ el e ruxġ ]</text:span></text:p>
      <text:p text:style-name="P109"><text:span text:style-name="Strong_20_Emphasis"><text:span text:style-name="T23">Il est vert.</text:span></text:span><text:span text:style-name="T23"><text:line-break/>He is green.<text:line-break/>[ il e ver ]</text:span></text:p>
      <text:p text:style-name="P109"><text:span text:style-name="Strong_20_Emphasis"><text:span text:style-name="T23">Il est blanc.</text:span></text:span><text:span text:style-name="T23"><text:line-break/>He is white.<text:line-break/>[ il e blan ]</text:span></text:p>
      <text:p text:style-name="P109"><text:span text:style-name="Strong_20_Emphasis"><text:span text:style-name="T23">Il est rouge.</text:span></text:span><text:span text:style-name="T23"><text:line-break/>He is red.<text:line-break/>[ il e ruxġ ]</text:span></text:p>
      <text:p text:style-name="P109"><text:span text:style-name="Strong_20_Emphasis"><text:span text:style-name="T23">Ils sont blancs.</text:span></text:span><text:span text:style-name="T23"><text:line-break/>They (masc.) are white.<text:line-break/>[ il son blan ]</text:span></text:p>
      <text:p text:style-name="P109"><text:span text:style-name="Strong_20_Emphasis"><text:span text:style-name="T23">Il est jaune.</text:span></text:span><text:span text:style-name="T23"><text:line-break/>He is yellow.<text:line-break/>[ il e xġon ]</text:span></text:p>
      <text:p text:style-name="P109"><text:span text:style-name="Strong_20_Emphasis"><text:span text:style-name="T23">Elles sont vertes.</text:span></text:span><text:span text:style-name="T23"><text:line-break/>They (fem.) are green.<text:line-break/>[ el son vert ]</text:span></text:p>
      <text:p text:style-name="P109"><text:span text:style-name="Strong_20_Emphasis"><text:span text:style-name="T23">Elles sont blanches.</text:span></text:span><text:span text:style-name="T23"><text:line-break/>They (fem.) are white.<text:line-break/>[ el son blanx ]</text:span></text:p>
      <text:p text:style-name="P109"><text:span text:style-name="Strong_20_Emphasis"><text:span text:style-name="T23">Ils sont rouges.</text:span></text:span><text:span text:style-name="T23"><text:line-break/>They (masc.) are red.<text:line-break/>[ il son ruxġ ]</text:span></text:p>
      <text:p text:style-name="P109"><text:span text:style-name="Strong_20_Emphasis"><text:span text:style-name="T23">Il est noir et blanc.</text:span></text:span><text:span text:style-name="T23"><text:line-break/>He is black and white.<text:line-break/>[ il e nwar e blan ]</text:span></text:p>
      <text:p text:style-name="P109"><text:span text:style-name="Strong_20_Emphasis"><text:span text:style-name="T23">Il est bleu et vert.</text:span></text:span><text:span text:style-name="T23"><text:line-break/>He is blue and green.<text:line-break/>[ il e blu e ver ]</text:span></text:p>
      <text:p text:style-name="P109"><text:soft-page-break/><text:span text:style-name="Strong_20_Emphasis"><text:span text:style-name="T23">Le chien est noir.</text:span></text:span><text:span text:style-name="T23"><text:line-break/>The dog is black.<text:line-break/>[ lo xja e nwar ]</text:span></text:p>
      <text:p text:style-name="P109"><text:span text:style-name="Strong_20_Emphasis"><text:span text:style-name="T23">Le chien est blanc.</text:span></text:span><text:span text:style-name="T23"><text:line-break/>The dog is white.<text:line-break/>[ lo xja e bl</text:span><text:span text:style-name="T24">o</text:span><text:span text:style-name="T23"> ]</text:span></text:p>
      <text:p text:style-name="P109"><text:span text:style-name="Strong_20_Emphasis"><text:span text:style-name="T23">Le chat est noir.</text:span></text:span><text:span text:style-name="T23"><text:line-break/>The cat is black.<text:line-break/>[ lo xa e nwar ]</text:span></text:p>
      <text:p text:style-name="P109"><text:span text:style-name="Strong_20_Emphasis"><text:span text:style-name="T23">Le chat est blanc.</text:span></text:span><text:span text:style-name="T23"><text:line-break/>The cat is white.<text:line-break/>[ lo xa e bl</text:span><text:span text:style-name="T24">o</text:span><text:span text:style-name="T23"> ]</text:span></text:p>
      <text:p text:style-name="P109"><text:span text:style-name="Strong_20_Emphasis"><text:span text:style-name="T23">L'herbe est verte.</text:span></text:span><text:span text:style-name="T23"><text:line-break/>The grass is green.<text:line-break/>[ lerb e vert ]</text:span></text:p>
      <text:p text:style-name="P109"><text:span text:style-name="Strong_20_Emphasis"><text:span text:style-name="T23">La lune est blanche.</text:span></text:span><text:span text:style-name="T23"><text:line-break/>The moon is white.<text:line-break/>[ la lun e blanx ]</text:span></text:p>
      <text:p text:style-name="P109"><text:span text:style-name="Strong_20_Emphasis"><text:span text:style-name="T23">La fleur est rouge.</text:span></text:span><text:span text:style-name="T23"><text:line-break/>The flower is red.<text:line-break/>[ la flur e ruxġ ]</text:span></text:p>
      <text:p text:style-name="P109"><text:span text:style-name="Strong_20_Emphasis"><text:span text:style-name="T23">Le ciel est bleu.</text:span></text:span><text:span text:style-name="T23"><text:line-break/>The sky is blue.<text:line-break/>[ le sjel e blu ]</text:span></text:p>
      <text:p text:style-name="P109"><text:span text:style-name="Strong_20_Emphasis"><text:span text:style-name="T23">Le soleil est jaune.</text:span></text:span><text:span text:style-name="T23"><text:line-break/>The sun is yellow.<text:line-break/>[ le solej e xġon ]</text:span></text:p>
      <text:p text:style-name="P109"><text:span text:style-name="Strong_20_Emphasis"><text:span text:style-name="T23">La pomme est jaune.</text:span></text:span><text:span text:style-name="T23"><text:line-break/>The apple is yellow.<text:line-break/>[ la pom e xġon ]</text:span></text:p>
      <text:p text:style-name="P109"><text:span text:style-name="Strong_20_Emphasis"><text:span text:style-name="T23">L'œuf est bleu.</text:span></text:span><text:span text:style-name="T23"><text:line-break/>The egg is blue.<text:line-break/>[ l-of e blu ]</text:span></text:p>
      <text:p text:style-name="P110"><text:span text:style-name="Strong_20_Emphasis"><text:span text:style-name="T1">La voiture est blanche.</text:span></text:span><text:span text:style-name="T1"><text:line-break/>The car is white.<text:line-break/>[ la vwatur e blanx ]</text:span></text:p>
      <text:p text:style-name="P109"><text:span text:style-name="Strong_20_Emphasis"><text:span text:style-name="T23">Le ballon est vert.</text:span></text:span><text:span text:style-name="T23"><text:line-break/>The ball is green.<text:line-break/>[ le balon e ver ]</text:span></text:p>
      <text:p text:style-name="P109"><text:soft-page-break/><text:span text:style-name="Strong_20_Emphasis"><text:span text:style-name="T23">La fleur est petite.</text:span></text:span><text:span text:style-name="T23"><text:line-break/>The flower is small.<text:line-break/>[ la flur e ptit ]</text:span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'œuf est petit.</text:span></text:span><text:span text:style-name="T23"><text:line-break/>The egg is small.<text:line-break/>[ l-of e pti ]</text:span></text:p>
      <text:p text:style-name="P109"><text:span text:style-name="Strong_20_Emphasis"><text:span text:style-name="T23">Les œufs sont petits.</text:span></text:span><text:span text:style-name="T23"><text:line-break/>The eggs are small.<text:line-break/>[ le żqu son pti ]</text:span></text:p>
      <text:p text:style-name="P109"><text:span text:style-name="T23"/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poisson est gros.</text:span></text:span><text:span text:style-name="T23"><text:line-break/>The fish is big.<text:line-break/>[ le pwaso e gro ]</text:span></text:p>
      <text:p text:style-name="P109"><text:span text:style-name="Strong_20_Emphasis"><text:span text:style-name="T23">Les livres sont gros.</text:span></text:span><text:span text:style-name="T23"><text:line-break/>The books are big.<text:line-break/>[ le livr son gro ]</text:span></text:p>
      <text:p text:style-name="P109"><text:span text:style-name="Strong_20_Emphasis"><text:span text:style-name="T23">L'œuf est gros.</text:span></text:span><text:span text:style-name="T23"><text:line-break/>The egg is big.<text:line-break/>[ l-of e gro ]</text:span></text:p>
      <text:p text:style-name="P109"><text:span text:style-name="T23"/></text:p>
      <text:p text:style-name="P109"><text:span text:style-name="Strong_20_Emphasis"><text:span text:style-name="T23">Les fleurs sont petites.</text:span></text:span><text:span text:style-name="T23"><text:line-break/>The flowers are small.<text:line-break/>[ le flur son ptit ]</text:span></text:p>
      <text:p text:style-name="P109"><text:span text:style-name="Strong_20_Emphasis"><text:span text:style-name="T23">Les fleurs sont grosses.</text:span></text:span><text:span text:style-name="T23"><text:line-break/>The flowers are big.<text:line-break/>[ le flur son gros ]</text:span></text:p>
      <text:p text:style-name="P109"><text:span text:style-name="Strong_20_Emphasis"><text:span text:style-name="T23">Le chien est petit.</text:span></text:span><text:span text:style-name="T23"><text:line-break/>The dog is small.<text:line-break/>[ le xja e pti ]</text:span></text:p>
      <text:p text:style-name="P109"><text:span text:style-name="Strong_20_Emphasis"><text:span text:style-name="T23">Le chien est gros.</text:span></text:span><text:span text:style-name="T23"><text:line-break/>The dog is big.<text:line-break/>[ le xja e gro ]</text:span></text:p>
      <text:p text:style-name="P109"><text:soft-page-break/><text:span text:style-name="Strong_20_Emphasis"><text:span text:style-name="T23">Il est professeur.</text:span></text:span><text:span text:style-name="T23"><text:line-break/>He is a teacher.<text:line-break/>[ il e profesor ]</text:span></text:p>
      <text:p text:style-name="P109"><text:span text:style-name="Strong_20_Emphasis"><text:span text:style-name="T23">Ils sont policiers.</text:span></text:span><text:span text:style-name="T23"><text:line-break/>They (masc.) are police officers.<text:line-break/>[ il son poli-sje ]</text:span></text:p>
      <text:p text:style-name="P109"><text:span text:style-name="Strong_20_Emphasis"><text:span text:style-name="T23">Elle est médecin.</text:span></text:span><text:span text:style-name="T23"><text:line-break/>She is a doctor.<text:line-break/>[ el e medza ]</text:span></text:p>
      <text:p text:style-name="P111"><text:span text:style-name="T1"/></text:p>
      <text:p text:style-name="P109"><text:span text:style-name="Strong_20_Emphasis"><text:span text:style-name="T23">La maîtresse lit.</text:span></text:span><text:span text:style-name="T23"><text:line-break/>The (female) teacher reads.<text:line-break/>[ la metress li ]</text:span></text:p>
      <text:p text:style-name="P109"><text:span text:style-name="Strong_20_Emphasis"><text:span text:style-name="T23">Le maître écrit.</text:span></text:span><text:span text:style-name="T23"><text:line-break/>The (male) teacher writes.<text:line-break/>[ le metr ekri ]</text:span></text:p>
      <text:p text:style-name="P109"><text:span text:style-name="Strong_20_Emphasis"><text:span text:style-name="T23">Le professeur lit.</text:span></text:span><text:span text:style-name="T23"><text:line-break/>The teacher reads.<text:line-break/>[ le profesor li ]</text:span></text:p>
      <text:p text:style-name="P109"><text:span text:style-name="Strong_20_Emphasis"><text:span text:style-name="T23">Le professeur écrit.</text:span></text:span><text:span text:style-name="T23"><text:line-break/>The teacher writes.<text:line-break/>[ le profesor ekri ]</text:span></text:p>
      <text:p text:style-name="P109"><text:span text:style-name="T23"/></text:p>
      <text:p text:style-name="P109"><text:span text:style-name="Strong_20_Emphasis"><text:span text:style-name="T23">C'est un élève.</text:span></text:span><text:span text:style-name="T23"><text:line-break/>He is a student.<text:line-break/>[ se qa elèv ]</text:span></text:p>
      <text:p text:style-name="P109"><text:span text:style-name="Strong_20_Emphasis"><text:span text:style-name="T23">C'est une élève.</text:span></text:span><text:span text:style-name="T23"><text:line-break/>She is a student.<text:line-break/>[ se un elèv ]</text:span></text:p>
      <text:p text:style-name="P109"><text:span text:style-name="Strong_20_Emphasis"><text:span text:style-name="T23">Ce sont des élèves.</text:span></text:span><text:span text:style-name="T23"><text:line-break/>They are students.<text:line-break/>[ se son deż</text:span><text:span text:style-name="T25">_</text:span><text:span text:style-name="T23">elèv ]</text:span></text:p>
      <text:p text:style-name="P109"><text:span text:style-name="T23"/></text:p>
      <text:p text:style-name="P109"><text:span text:style-name="T23"/></text:p>
      <text:p text:style-name="P109"><text:span text:style-name="T23"/></text:p>
      <text:p text:style-name="P112"><text:soft-page-break/><text:span text:style-name="Strong_20_Emphasis"><text:span text:style-name="T1">Je suis un garçon.</text:span></text:span><text:span text:style-name="T1"><text:line-break/>I am a boy.<text:line-break/>[ xġ swi qa garso ]</text:span></text:p>
      <text:p text:style-name="P113"><text:span text:style-name="Strong_20_Emphasis"><text:span text:style-name="T25">Je suis une fille.</text:span></text:span><text:span text:style-name="T25"><text:line-break/>I am a girl.<text:line-break/>[ xġ swi un fi ]</text:span></text:p>
      <text:p text:style-name="P113"><text:span text:style-name="Strong_20_Emphasis"><text:span text:style-name="T25">Je suis un homme.</text:span></text:span><text:span text:style-name="T25"><text:line-break/>I am a man.<text:line-break/>[ xġ swi qa nom ]</text:span></text:p>
      <text:p text:style-name="P113"><text:span text:style-name="Strong_20_Emphasis"><text:span text:style-name="T25">Je suis une femme.</text:span></text:span><text:span text:style-name="T25"><text:line-break/>I am a woman.<text:line-break/>[ xġ swi un fam ]</text:span></text:p>
      <text:p text:style-name="P113"><text:span text:style-name="Strong_20_Emphasis"><text:span text:style-name="T23">Je suis professeur.</text:span></text:span><text:span text:style-name="T23"><text:line-break/>I am a teacher.<text:line-break/>[ xġ swi profesor ]</text:span></text:p>
      <text:p text:style-name="P113"><text:span text:style-name="Strong_20_Emphasis"><text:span text:style-name="T23">Je ne suis pas professeur.</text:span></text:span><text:span text:style-name="T23"><text:line-break/>I am not a teacher.<text:line-break/>[ xġ ne swi pa profesor ]</text:span></text:p>
      <text:p text:style-name="P113"><text:span text:style-name="Strong_20_Emphasis"><text:span text:style-name="T23">Je suis médecin.</text:span></text:span><text:span text:style-name="T23"><text:line-break/>I am a doctor.<text:line-break/>[ xġ swi medza ]</text:span></text:p>
      <text:p text:style-name="P113"><text:span text:style-name="Strong_20_Emphasis"><text:span text:style-name="T23">Je ne suis pas médecin.</text:span></text:span><text:span text:style-name="T23"><text:line-break/>I am not a doctor.<text:line-break/>[ xġ ne swi pa medza ]</text:span></text:p>
      <text:p text:style-name="P113"><text:span text:style-name="Strong_20_Emphasis"><text:span text:style-name="T23">Je suis élève.</text:span></text:span><text:span text:style-name="T23"><text:line-break/>I am a student.<text:line-break/>[ xġ swi elèv ]</text:span></text:p>
      <text:p text:style-name="P113"><text:span text:style-name="Strong_20_Emphasis"><text:span text:style-name="T23">Je ne suis pas élève.</text:span></text:span><text:span text:style-name="T23"><text:line-break/>I am not a student.<text:line-break/>[ xġ ne swi pa elèv ]</text:span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pan text:style-name="T23"/></text:p>
      <text:p text:style-name="P113"><text:soft-page-break/><text:span text:style-name="Strong_20_Emphasis"><text:span text:style-name="T23">J'ai un livre vert.</text:span></text:span><text:span text:style-name="T23"><text:line-break/>I have a green book.<text:line-break/>[ xġ e qa livr ver ]</text:span></text:p>
      <text:p text:style-name="P113"><text:span text:style-name="Strong_20_Emphasis"><text:span text:style-name="T23">J'ai un livre jaune.</text:span></text:span><text:span text:style-name="T23"><text:line-break/>I have a yellow book.<text:line-break/>[ xġ e qa livr xġon ]</text:span></text:p>
      <text:p text:style-name="P113"><text:span text:style-name="Strong_20_Emphasis"><text:span text:style-name="T23">J'ai un livre rouge.</text:span></text:span><text:span text:style-name="T23"><text:line-break/>I have a red book.<text:line-break/>[ xġ e qa livr ruxġ ]</text:span></text:p>
      <text:p text:style-name="P84"><text:span text:style-name="Strong_20_Emphasis">Vous avez un livre vert.</text:span><text:line-break/>You have a green book.<text:line-break/>[ vu żave qa livr ver ]</text:p>
      <text:p text:style-name="P113"><text:span text:style-name="Strong_20_Emphasis"><text:span text:style-name="T23">Vous avez un livre rouge.</text:span></text:span><text:span text:style-name="T23"><text:line-break/>You have a red book.<text:line-break/>[ vu żave qa livr ruxġ ]</text:span></text:p>
      <text:p text:style-name="P113"><text:span text:style-name="Strong_20_Emphasis"><text:span text:style-name="T23">Vous avez un livre jaune.</text:span></text:span><text:span text:style-name="T23"><text:line-break/>You have a yellow book.<text:line-break/>[ vu żave qa livr xġon ]</text:span></text:p>
      <text:p text:style-name="P84"><text:span text:style-name="Strong_20_Emphasis">Est-ce que vous êtes médecin ?</text:span><text:line-break/>Are you a doctor?<text:line-break/>[ es kqa vu żet medza ? ]</text:p>
      <text:p text:style-name="P113"><text:span text:style-name="Strong_20_Emphasis"><text:span text:style-name="T23">Oui. Je suis médecin.</text:span></text:span><text:span text:style-name="T23"><text:line-break/>Yes. I am a doctor.<text:line-break/>[ wi. xġ swi medza ]</text:span></text:p>
      <text:p text:style-name="P113"><text:span text:style-name="Strong_20_Emphasis"><text:span text:style-name="T23">Est-ce que vous êtes médecin ?</text:span></text:span><text:span text:style-name="T23"><text:line-break/>Are you a doctor?<text:line-break/>[ es kqa vu żet medza ? ]</text:span></text:p>
      <text:p text:style-name="P113"><text:span text:style-name="Strong_20_Emphasis"><text:span text:style-name="T23">Non. Je ne suis pas médecin.</text:span></text:span><text:span text:style-name="T23"><text:line-break/>No. I am not a doctor.<text:line-break/>[ no. xġ ne swi pa medza ]</text:span></text:p>
      <text:p text:style-name="P84"/>
      <text:p text:style-name="P113"><text:span text:style-name="Strong_20_Emphasis"><text:span text:style-name="T26">Qu'est-ce que vous buvez ?</text:span></text:span><text:span text:style-name="T26"><text:line-break/></text:span><text:span text:style-name="T23">What are you drinking?<text:line-break/>[ kes ke vu buve ? ]</text:span></text:p>
      <text:p text:style-name="P113"><text:span text:style-name="Strong_20_Emphasis"><text:span text:style-name="T23">Je bois de l'eau.</text:span></text:span><text:span text:style-name="T23"><text:line-break/>I am drinking water.<text:line-break/>[ xġ bwa du lo ]</text:span></text:p>
      <text:p text:style-name="P113"><text:soft-page-break/><text:span text:style-name="Strong_20_Emphasis"><text:span text:style-name="T23">Qu'est-ce que vous mangez ?</text:span></text:span><text:span text:style-name="T23"><text:line-break/>What are you eating?<text:line-break/>[ kes ke vu man-xġe ? ]</text:span></text:p>
      <text:p text:style-name="P113"><text:span text:style-name="Strong_20_Emphasis"><text:span text:style-name="T23">Je mange du riz.</text:span></text:span><text:span text:style-name="T23"><text:line-break/>I am eating rice.<text:line-break/>[ xġ man-xġ dju ri ]</text:span></text:p>
      <text:p text:style-name="P113"><text:span text:style-name="T23"/></text:p>
      <text:p text:style-name="P113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3"><text:span text:style-name="Strong_20_Emphasis"><text:span text:style-name="T23">J'ai un sandwich.</text:span></text:span><text:span text:style-name="T23"><text:line-break/>I have a sandwich.<text:line-break/>[ xġ e qa sandwiċ ]</text:span></text:p>
      <text:p text:style-name="P113"><text:span text:style-name="Strong_20_Emphasis"><text:span text:style-name="T23">Qu'est-ce que vous avez ?</text:span></text:span><text:span text:style-name="T23"><text:line-break/>What do you have?<text:line-break/>[ kes ke vu żav ? ]</text:span></text:p>
      <text:p text:style-name="P113"><text:span text:style-name="Strong_20_Emphasis"><text:span text:style-name="T23">J'ai un stylo.</text:span></text:span><text:span text:style-name="T23"><text:line-break/>I have a pen.<text:line-break/>[ xġ e qa stilo ]</text:span></text:p>
      <text:p text:style-name="P114"><text:span text:style-name="T1"/></text:p>
      <text:p text:style-name="P113"><text:span text:style-name="Strong_20_Emphasis"><text:span text:style-name="T23">Je suis maîtresse.</text:span></text:span><text:span text:style-name="T23"><text:line-break/>I am a (female) teacher.<text:line-break/>[ xġ swi mejtress ]</text:span></text:p>
      <text:p text:style-name="P113"><text:span text:style-name="Strong_20_Emphasis"><text:span text:style-name="T23">Nous sommes professeurs.</text:span></text:span><text:span text:style-name="T23"><text:line-break/>We are teachers.<text:line-break/>[ nu som profesor ]</text:span></text:p>
      <text:p text:style-name="P113"><text:span text:style-name="Strong_20_Emphasis"><text:span text:style-name="T23">Je suis une fille.</text:span></text:span><text:span text:style-name="T23"><text:line-break/>I am a girl.<text:line-break/>[ xġ swi un fi ]</text:span></text:p>
      <text:p text:style-name="P113"><text:span text:style-name="Strong_20_Emphasis"><text:span text:style-name="T23">Nous sommes des filles.</text:span></text:span><text:span text:style-name="T23"><text:line-break/>We are girls.<text:line-break/>[ nu som de fi ]</text:span></text:p>
      <text:p text:style-name="P113"><text:span text:style-name="T23"/></text:p>
      <text:p text:style-name="P113"><text:span text:style-name="Strong_20_Emphasis"><text:span text:style-name="T23">Nous sommes des garçons.</text:span></text:span><text:span text:style-name="T23"><text:line-break/>We are boys.<text:line-break/>[ nu som de garso ]</text:span></text:p>
      <text:p text:style-name="P113"><text:soft-page-break/><text:span text:style-name="Strong_20_Emphasis"><text:span text:style-name="T23">Nous sommes policiers.</text:span></text:span><text:span text:style-name="T23"><text:line-break/>We are police officers.<text:line-break/>[ nu som poli-sje ]</text:span></text:p>
      <text:p text:style-name="P113"><text:span text:style-name="Strong_20_Emphasis"><text:span text:style-name="T23">Nous sommes médecins.</text:span></text:span><text:span text:style-name="T23"><text:line-break/>We are doctors.<text:line-break/>[ nu som medz</text:span><text:span text:style-name="T27">a</text:span><text:span text:style-name="T23"> ]</text:span></text:p>
      <text:p text:style-name="P114"><text:span text:style-name="T1"/></text:p>
      <text:p text:style-name="P113"><text:span text:style-name="Strong_20_Emphasis"><text:span text:style-name="T23">J'ai un vélo rouge.</text:span></text:span><text:span text:style-name="T23"><text:line-break/>I have a red bicycle.<text:line-break/>[ xġ e qa velo ruxġ ]</text:span></text:p>
      <text:p text:style-name="P113"><text:span text:style-name="Strong_20_Emphasis"><text:span text:style-name="T23">Nous avons des vélos verts.</text:span></text:span><text:span text:style-name="T23"><text:line-break/>We have green bicycles.<text:line-break/>[ nu ż_avo de velo ver ]</text:span></text:p>
      <text:p text:style-name="P113"><text:span text:style-name="Strong_20_Emphasis"><text:span text:style-name="T23">J'ai des pommes rouges.</text:span></text:span><text:span text:style-name="T23"><text:line-break/>I have red apples.<text:line-break/>[ xġ e de pom ruxġ ]</text:span></text:p>
      <text:p text:style-name="P113"><text:span text:style-name="Strong_20_Emphasis"><text:span text:style-name="T23">Nous avons des pommes vertes.</text:span></text:span><text:span text:style-name="T23"><text:line-break/>We have green apples.<text:line-break/>[ nu ż_avo de pom vert</text:span><text:span text:style-name="T27">t</text:span><text:span text:style-name="T23"> ]</text:span></text:p>
      <text:p text:style-name="P113"><text:span text:style-name="T23"/></text:p>
      <text:p text:style-name="P113"><text:span text:style-name="Strong_20_Emphasis"><text:span text:style-name="T23">J'ai des fleurs rouges.</text:span></text:span><text:span text:style-name="T23"><text:line-break/>I have red flowers.<text:line-break/>[ xġ e de flur ruxġ ]</text:span></text:p>
      <text:p text:style-name="P113"><text:span text:style-name="Strong_20_Emphasis"><text:span text:style-name="T23">Vous avez des fleurs rouges.</text:span></text:span><text:span text:style-name="T23"><text:line-break/>You have red flowers.<text:line-break/>[ vu żav de flur ruxġ ]</text:span></text:p>
      <text:p text:style-name="P113"><text:span text:style-name="Strong_20_Emphasis"><text:span text:style-name="T23">Il a des fleurs rouges.</text:span></text:span><text:span text:style-name="T23"><text:line-break/>He has red flowers.<text:line-break/>[ il a de flur ruxġ ]</text:span></text:p>
      <text:p text:style-name="P113"><text:span text:style-name="Strong_20_Emphasis"><text:span text:style-name="T23">Elle a des fleurs rouges.</text:span></text:span><text:span text:style-name="T23"><text:line-break/>She has red flowers.<text:line-break/>[ el a de flur ruxġ ]</text:span></text:p>
      <text:p text:style-name="P113"><text:span text:style-name="Strong_20_Emphasis"><text:span text:style-name="T23">Nous avons des fleurs rouges.</text:span></text:span><text:span text:style-name="T23"><text:line-break/>We have red flowers.<text:line-break/>[ nu ż_avo de flur ruxġ ]</text:span></text:p>
      <text:p text:style-name="P113"><text:span text:style-name="Strong_20_Emphasis"><text:span text:style-name="T23">Ils ont des fleurs rouges.</text:span></text:span><text:span text:style-name="T23"><text:line-break/>They (masc.) have red flowers.<text:line-break/>[ il ż_on de flur ruxġ ]</text:span></text:p>
      <text:p text:style-name="P113"><text:soft-page-break/><text:span text:style-name="Strong_20_Emphasis"><text:span text:style-name="T23">Qu'est-ce que l'homme fait ?</text:span></text:span><text:span text:style-name="T23"><text:line-break/>What is the man doing?<text:line-break/>[ kes ke lom fe ? ]</text:span></text:p>
      <text:p text:style-name="P113"><text:span text:style-name="Strong_20_Emphasis"><text:span text:style-name="T23">L'homme cuisine.</text:span></text:span><text:span text:style-name="T23"><text:line-break/>The man is cooking.<text:line-break/>[ lom kwiżin ]</text:span></text:p>
      <text:p text:style-name="P113"><text:span text:style-name="Strong_20_Emphasis"><text:span text:style-name="T23">Qu'est-ce que la femme fait ?</text:span></text:span><text:span text:style-name="T23"><text:line-break/>What is the woman doing?<text:line-break/>[ kes ke la fam fe ? ]</text:span></text:p>
      <text:p text:style-name="P113"><text:span text:style-name="Strong_20_Emphasis"><text:span text:style-name="T23">La femme lit.</text:span></text:span><text:span text:style-name="T23"><text:line-break/>The woman is reading.<text:line-break/>[ la fam li ]</text:span></text:p>
      <text:p text:style-name="P113"><text:span text:style-name="Strong_20_Emphasis"><text:span text:style-name="T23">Qu'est-ce que le garçon fait ?</text:span></text:span><text:span text:style-name="T23"><text:line-break/>What is the boy doing?<text:line-break/>[ kes ke lo garso fe ? ]</text:span></text:p>
      <text:p text:style-name="P113"><text:span text:style-name="Strong_20_Emphasis"><text:span text:style-name="T23">Le garçon court.</text:span></text:span><text:span text:style-name="T23"><text:line-break/>The boy is running.<text:line-break/>[ lo garso kur ]</text:span></text:p>
      <text:p text:style-name="P115"><text:span text:style-name="T1"/></text:p>
      <text:p text:style-name="P114"><text:span text:style-name="T1"/></text:p>
      <text:p text:style-name="P81"/>
      <text:p text:style-name="P79"><text:span text:style-name="T23"/></text:p>
      <text:p text:style-name="P74"/>
      <text:p text:style-name="P74"/>
      <text:p text:style-name="P82"/>
      <text:p text:style-name="P46"/>
      <text:p text:style-name="P7">Lesson 4</text:p>
      <text:p text:style-name="P50">Bonjur</text:p>
      <text:p text:style-name="P50"/>
      <text:p text:style-name="P49">un oeuf <text:tab/><text:tab/><text:tab/>[ a nof ] <text:tab/><text:tab/><text:tab/>an egg</text:p>
      <text:p text:style-name="P49"><text:line-break/>une voiture <text:tab/><text:tab/><text:tab/>[ une vwatur ] <text:tab/><text:tab/><text:tab/>a car</text:p>
      <text:p text:style-name="P49"><text:line-break/>trois vélos <text:tab/><text:tab/><text:tab/>[ twa velo ] <text:tab/><text:tab/><text:tab/>three bicycles</text:p>
      <text:p text:style-name="P49"><text:line-break/>deux stylos <text:tab/><text:tab/><text:tab/>[ dqu stilo ] <text:tab/><text:tab/><text:tab/>two pens</text:p>
      <text:p text:style-name="P49"><text:line-break/>trois chats <text:tab/><text:tab/><text:tab/>[ twa xa ] <text:tab/><text:tab/><text:tab/>three cats</text:p>
      <text:p text:style-name="P49"><text:line-break/>deux chiens <text:tab/><text:tab/><text:tab/>[ dqu xja ] <text:tab/><text:tab/><text:tab/>two dogs</text:p>
      <text:p text:style-name="P49"><text:soft-page-break/><text:line-break/>six filles <text:tab/><text:tab/><text:tab/>[ si fi ] <text:tab/><text:tab/><text:tab/><text:tab/>six girls</text:p>
      <text:p text:style-name="P49"><text:line-break/>cinq journaux <text:tab/><text:tab/><text:tab/>[ san ġurnal ] <text:tab/><text:tab/><text:tab/>five newspapers</text:p>
      <text:p text:style-name="P49"><text:line-break/>quatre garçons <text:tab/><text:tab/>[ katr<text:span text:style-name="T61">e</text:span> garso ] <text:tab/><text:tab/><text:tab/>four boys</text:p>
      <text:p text:style-name="P49"><text:line-break/>six pommes <text:tab/><text:tab/><text:tab/>[ si pom ] <text:tab/><text:tab/><text:tab/>six apples</text:p>
      <text:p text:style-name="P49"><text:line-break/>cinq livres <text:tab/><text:tab/><text:tab/>[ san<text:span text:style-name="T61">k</text:span> livr ] <text:tab/><text:tab/><text:tab/>five books</text:p>
      <text:p text:style-name="P49"><text:line-break/>quatre hommes <text:tab/><text:tab/>[ katr omm ] <text:tab/><text:tab/><text:tab/>four men</text:p>
      <text:p text:style-name="P49"/>
      <text:p text:style-name="P49"/>
      <text:p text:style-name="P49">un, deux, trois, quatre, cinq, six<text:tab/>[ qa, du, twa, katr, sank, sis ]</text:p>
      <text:p text:style-name="P75"><text:line-break/><text:line-break/><text:line-break/>Il y a un livre <text:tab/><text:tab/><text:tab/><text:tab/>[ il ja qa livr ] <text:tab/><text:tab/><text:tab/><text:tab/>There is a book</text:p>
      <text:p text:style-name="P47"/>
      <text:p text:style-name="P47">Il y a une femme <text:tab/><text:tab/><text:tab/>[ il ja qun fam ] <text:tab/><text:tab/><text:tab/>There is a woman</text:p>
      <text:p text:style-name="P47"/>
      <text:p text:style-name="P47">Il y a un oeuf <text:tab/><text:tab/><text:tab/><text:tab/>[ il ja qa n<text:span text:style-name="T64">_</text:span>of ] <text:tab/><text:tab/><text:tab/><text:tab/>There is an egg</text:p>
      <text:p text:style-name="P47"/>
      <text:p text:style-name="P47">Il y a un enfant <text:tab/><text:tab/><text:tab/>[ il ja qa n<text:span text:style-name="T61">_</text:span>anfa ] <text:tab/><text:tab/><text:tab/>There is a child</text:p>
      <text:p text:style-name="P47"/>
      <text:p text:style-name="P47">Il y a un poisson <text:tab/><text:tab/><text:tab/>[ il ja qa pwasso ] <text:tab/><text:tab/><text:tab/>There is a fish</text:p>
      <text:p text:style-name="P47"/>
      <text:p text:style-name="P47">Il y a un portable <text:tab/><text:tab/><text:tab/>[ il ja qa portabl ] <text:tab/><text:tab/><text:tab/>There is a phone</text:p>
      <text:p text:style-name="P47"/>
      <text:p text:style-name="P47">Il y a quatre femmes <text:tab/><text:tab/><text:tab/>[ il ja katro fam ] <text:tab/><text:tab/><text:tab/>There are four women</text:p>
      <text:p text:style-name="P47"/>
      <text:p text:style-name="P47">Il y a trois livres <text:tab/><text:tab/><text:tab/>[ il ja twa livr ] <text:tab/><text:tab/><text:tab/><text:tab/>There are three books</text:p>
      <text:p text:style-name="P47"/>
      <text:p text:style-name="P47">Il y a deux enfants <text:tab/><text:tab/><text:tab/>[ il ja dqu ż<text:span text:style-name="T61">_</text:span>anfa ] <text:tab/><text:tab/><text:tab/>There are two children</text:p>
      <text:p text:style-name="P47"/>
      <text:p text:style-name="P47">Il y a cinq poissons <text:tab/><text:tab/><text:tab/>[ il ja sa<text:span text:style-name="T61">k</text:span> pwaso ] <text:tab/><text:tab/><text:tab/>There are five fish</text:p>
      <text:p text:style-name="P47"/>
      <text:p text:style-name="P47">Il y a six oeufs <text:tab/><text:tab/><text:tab/><text:tab/>[ il ja sis ż<text:span text:style-name="T64">_</text:span>qu ] <text:tab/><text:tab/><text:tab/><text:tab/>There are six eggs</text:p>
      <text:p text:style-name="P47"/>
      <text:p text:style-name="P47">Il y a deux portables <text:tab/><text:tab/><text:tab/>[ il ja dqu portabl ] <text:tab/><text:tab/><text:tab/>There are two phones</text:p>
      <text:p text:style-name="P47"/>
      <text:p text:style-name="P47">Il y a quatre clés <text:tab/><text:tab/><text:tab/>[ il ja katre kle ] <text:tab/><text:tab/><text:tab/>There are four keys</text:p>
      <text:p text:style-name="P47"/>
      <text:p text:style-name="P47">Il y a un lit <text:tab/><text:tab/><text:tab/><text:tab/>[ il ja qa li ] <text:tab/><text:tab/><text:tab/><text:tab/>There is a bed</text:p>
      <text:p text:style-name="P47"/>
      <text:p text:style-name="P47">Il y a trois balles <text:tab/><text:tab/><text:tab/>[ il ja twa ball ] <text:tab/><text:tab/><text:tab/>There are three balls</text:p>
      <text:p text:style-name="P47"/>
      <text:p text:style-name="P47">Il y a une tasse <text:tab/><text:tab/><text:tab/>[ il ja un tas ] <text:tab/><text:tab/><text:tab/><text:tab/>There is a cup</text:p>
      <text:p text:style-name="P47"/>
      <text:p text:style-name="P47">Il y a quatre chaises <text:tab/><text:tab/><text:tab/>[ il ja katre xeż ] <text:tab/><text:tab/><text:tab/>There are four chairs</text:p>
      <text:p text:style-name="P47"><text:soft-page-break/></text:p>
      <text:p text:style-name="P47">Il y a deux tables <text:tab/><text:tab/><text:tab/>[ il ja dqu tabl ] <text:tab/><text:tab/><text:tab/>There are two tables</text:p>
      <text:p text:style-name="P47"/>
      <text:p text:style-name="P48">Il y a trois téléphones <text:tab/><text:tab/>[ il ja twa telefon ] <text:tab/><text:tab/><text:tab/>There are three phones</text:p>
      <text:p text:style-name="P48"/>
      <text:p text:style-name="P51">Il y a une balle</text:p>
      <text:p text:style-name="P48"/>
      <text:p text:style-name="P51">Il y a trois chaises</text:p>
      <text:p text:style-name="P48"/>
      <text:p text:style-name="P51">Il y a deux tables</text:p>
      <text:p text:style-name="P48"/>
      <text:p text:style-name="P51">Il y a une table</text:p>
      <text:p text:style-name="P48"/>
      <text:p text:style-name="P48"/>
      <text:p text:style-name="P48"/>
      <text:p text:style-name="P51">Combien y a-t-il de poissons ?<text:tab/><text:tab/>Il y a trois poissons</text:p>
      <text:p text:style-name="P48"><text:line-break/><text:span text:style-name="T59">Kombja ya til di pwasso<text:tab/><text:tab/><text:tab/>il ja twa pwasso</text:span></text:p>
      <text:p text:style-name="P48"/>
      <text:p text:style-name="P48"/>
      <text:p text:style-name="P51">Combien y a-t-il de clés ?<text:tab/><text:tab/><text:tab/>Il y a quatre <text:s/>clés</text:p>
      <text:p text:style-name="P51">Kombja ja til di kle<text:tab/><text:tab/><text:tab/><text:tab/>Il ja katre kle</text:p>
      <text:p text:style-name="P51"/>
      <text:p text:style-name="P51"/>
      <text:p text:style-name="P51">Combien y a-t-il de policiers ?<text:tab/><text:tab/><text:tab/>Il y a deux policiers</text:p>
      <text:p text:style-name="P51"/>
      <text:p text:style-name="P51">Combien y a-t-il de pommes?<text:tab/><text:tab/><text:tab/>Il y a une pomme</text:p>
      <text:p text:style-name="P51"/>
      <text:p text:style-name="P51">Combien y a-t-il de chaises ?<text:tab/><text:tab/><text:tab/>Il y a six chaises</text:p>
      <text:p text:style-name="P51"/>
      <text:p text:style-name="P51">Combien y a-t-il de téléphones ?<text:tab/><text:tab/>Il y a cinq <text:s/>téléphones</text:p>
      <text:p text:style-name="P51"/>
      <text:p text:style-name="P51">Combien y a-t-il de lits ?<text:tab/><text:tab/><text:tab/>Il y a deux lits</text:p>
      <text:p text:style-name="P51"/>
      <text:p text:style-name="P51"/>
      <text:p text:style-name="P52">Il y a six tasses <text:tab/><text:tab/>[ il ja si tas ] <text:tab/><text:tab/><text:tab/>There are six cups</text:p>
      <text:p text:style-name="P52"><text:line-break/>Il y a quatre tasses <text:tab/><text:tab/>[ il ja katre tas ] <text:tab/><text:tab/>There are four cups</text:p>
      <text:p text:style-name="P52"><text:line-break/>Il y a cinq oeufs <text:tab/><text:tab/>[ il ja sank qu ] <text:tab/><text:tab/>There are five eggs</text:p>
      <text:p text:style-name="P52"><text:line-break/>Il y a trois oeufs <text:tab/><text:tab/>[ il ja twa żqu ] <text:tab/><text:tab/>There are three eggs</text:p>
      <text:p text:style-name="P52"/>
      <text:p text:style-name="P52"/>
      <text:p text:style-name="P53">Il y a trois oeufs.<text:tab/><text:tab/>[ il ja twa żqu ]</text:p>
      <text:p text:style-name="P53"/>
      <text:p text:style-name="P53">Il y a cinq oeufs.<text:tab/><text:tab/>[ il ja sank qu ]</text:p>
      <text:p text:style-name="P53"/>
      <text:p text:style-name="P53">Il y a quatre tasses.<text:tab/><text:tab/>[ il ja katr taż ]</text:p>
      <text:p text:style-name="P53"><text:soft-page-break/></text:p>
      <text:p text:style-name="P53">Il y a six tasses.<text:tab/><text:tab/>[ il ja si taż ]</text:p>
      <text:p text:style-name="P53"/>
      <text:p text:style-name="P53"/>
      <text:p text:style-name="P53"/>
      <text:p text:style-name="P53">Il y a trois oeufs. <text:tab/>[ il ja twa żqu ] <text:tab/>There are three eggs</text:p>
      <text:p text:style-name="P53"/>
      <text:p text:style-name="P53">Il y a cinq oeufs. <text:tab/>[ il ja sank qu ] <text:tab/>There are five eggs</text:p>
      <text:p text:style-name="P53"/>
      <text:p text:style-name="P53">Il y a quatre tasses.<text:tab/> [ il ja katre taż ] <text:tab/>There are four cups</text:p>
      <text:p text:style-name="P53"/>
      <text:p text:style-name="P53">Il y a six tasses. <text:tab/>[ il ja si taż ] <text:tab/><text:tab/>There are six cups</text:p>
      <text:p text:style-name="P53"/>
      <text:p text:style-name="P54">Trois assiettes sont blanches. <text:tab/>[ twas asjet son blanx ] <text:tab/>Three plates are white</text:p>
      <text:p text:style-name="P54"><text:line-break/>Une fleur est rouge. <text:tab/><text:tab/><text:tab/>[ un flor e ruxġ ] <text:tab/><text:tab/>A flower is red</text:p>
      <text:p text:style-name="P54"><text:line-break/>Deux pommes sont vertes. <text:tab/><text:tab/>[ du pom son vert ] <text:tab/><text:tab/>Two apples are green</text:p>
      <text:p text:style-name="P54"><text:line-break/>Quatre bols sont bleus. <text:tab/><text:tab/>[ katre bol son blu ] <text:tab/><text:tab/>Four bowls are blue</text:p>
      <text:p text:style-name="P54"/>
      <text:p text:style-name="P55"><text:span text:style-name="Strong_20_Emphasis">Combien y a-t-il de tables blanches?</text:span><text:line-break/>[ kombja ja til di tab-l<text:span text:style-name="T61">e</text:span> blanx? ]</text:p>
      <text:p text:style-name="P55"><text:line-break/><text:span text:style-name="Strong_20_Emphasis">Il y a deux tables blanches.</text:span><text:line-break/>[ il ja du tab-l<text:span text:style-name="T61">e</text:span> blanx ]</text:p>
      <text:p text:style-name="P55"><text:line-break/>How many white tables are there? - There are two white tables.</text:p>
      <text:p text:style-name="P56"/>
      <text:p text:style-name="P56"><text:span text:style-name="Strong_20_Emphasis">Combien y a-t-il de balles rouges ?</text:span><text:line-break/>[ kombja ja til di ball rux ]</text:p>
      <text:p text:style-name="P56"><text:line-break/><text:span text:style-name="Strong_20_Emphasis">Il y a une balle rouge.</text:span><text:line-break/>[ il ja un bal rux ]</text:p>
      <text:p text:style-name="P56"><text:line-break/>How many red balls are there? There is one red ball.</text:p>
      <text:p text:style-name="P56"/>
      <text:p text:style-name="P56"><text:span text:style-name="Strong_20_Emphasis">Combien y a-t-il de bols jaunes ?</text:span><text:line-break/>[ kombja ja til di bol xġun ]</text:p>
      <text:p text:style-name="P56"><text:line-break/><text:span text:style-name="Strong_20_Emphasis">Il y a deux bols jaunes.</text:span><text:line-break/>[ il ja du bol xġun ]</text:p>
      <text:p text:style-name="P56"><text:line-break/>How many yellow bowls are there? There are two yellow bowls.</text:p>
      <text:p text:style-name="P56"/>
      <text:p text:style-name="P57"><text:span text:style-name="Strong_20_Emphasis">Combien y a-t-il de téléphones noirs ?</text:span><text:line-break/>[ kombja ja til di telefon nwar ]</text:p>
      <text:p text:style-name="P57"><text:line-break/><text:span text:style-name="Strong_20_Emphasis">Il y a un téléphone noir.</text:span><text:line-break/>[ il ja qa telefon nwar ]</text:p>
      <text:p text:style-name="P57"/>
      <text:p text:style-name="P57"><text:soft-page-break/>How many black telephones are there? There is one black telephone.</text:p>
      <text:p text:style-name="P51"/>
      <text:p text:style-name="P51"/>
      <text:p text:style-name="P92"><text:span text:style-name="Strong_20_Emphasis"><text:span text:style-name="T7">Des chaussures <text:tab/></text:span></text:span><text:span text:style-name="T7">[ de x</text:span><text:span text:style-name="T8">e-su</text:span><text:span text:style-name="T7"> ]<text:tab/><text:tab/>Shoes</text:span></text:p>
      <text:p text:style-name="P57"/>
      <text:p text:style-name="P92"><text:span text:style-name="Strong_20_Emphasis"><text:span text:style-name="T7">Une chemise<text:tab/><text:tab/></text:span></text:span><text:span text:style-name="T7">[ un xe-miz ]<text:tab/><text:tab/>A shirt</text:span></text:p>
      <text:p text:style-name="P57"/>
      <text:p text:style-name="P92"><text:span text:style-name="Strong_20_Emphasis"><text:span text:style-name="T7">Un pantalon<text:tab/><text:tab/></text:span></text:span><text:span text:style-name="T7">[ qa pa-ta-lo ]<text:tab/><text:tab/>Pants</text:span></text:p>
      <text:p text:style-name="P92"><text:span text:style-name="T7"/></text:p>
      <text:p text:style-name="P93"><text:span text:style-name="Strong_20_Emphasis"><text:span text:style-name="T7">Un manteau</text:span></text:span><text:span text:style-name="T7"> <text:tab/><text:tab/>[ qa </text:span><text:span text:style-name="T8">mo-to</text:span><text:span text:style-name="T7"> ] <text:tab/><text:tab/>A coat</text:span></text:p>
      <text:p text:style-name="P93"><text:span text:style-name="T7"><text:line-break/></text:span><text:span text:style-name="Strong_20_Emphasis"><text:span text:style-name="T7">Une robe</text:span></text:span><text:span text:style-name="T7"> <text:tab/><text:tab/>[ un rob ] <text:tab/><text:tab/>A dress</text:span></text:p>
      <text:p text:style-name="P93"><text:span text:style-name="T7"><text:line-break/></text:span><text:span text:style-name="Strong_20_Emphasis"><text:span text:style-name="T7">Une jupe</text:span></text:span><text:span text:style-name="T7"> <text:tab/><text:tab/>[ un </text:span><text:span text:style-name="T8">xġup</text:span><text:span text:style-name="T7"> ] <text:tab/><text:tab/>A skirt</text:span></text:p>
      <text:p text:style-name="P93"><text:span text:style-name="T7"/></text:p>
      <text:p text:style-name="P58">Un tee-shirt jaune <text:tab/>[ qa ti-xert x<text:span text:style-name="T65">ġu</text:span>n ] <text:tab/>A yellow t-shirt</text:p>
      <text:p text:style-name="P58"/>
      <text:p text:style-name="P58">Un tee-shirt vert <text:tab/>[ qa ti-xert ver ] <text:tab/>A green t-shirt</text:p>
      <text:p text:style-name="P58"/>
      <text:p text:style-name="P58">Une chemise bleue <text:tab/>[ un xe-miz blu ] <text:tab/>A blue shirt</text:p>
      <text:p text:style-name="P58"/>
      <text:p text:style-name="P58">Une chemise rouge <text:tab/>[ un xe-miz ruxġ ] <text:tab/>A red shirt</text:p>
      <text:p text:style-name="P58"/>
      <text:p text:style-name="P58"/>
      <text:p text:style-name="P94"><text:span text:style-name="Strong_20_Emphasis"><text:span text:style-name="T7">Combien de tasses avez-vous?</text:span></text:span><text:span text:style-name="T9"><text:line-break/>[ kombja di taż ave-vu? ]</text:span></text:p>
      <text:p text:style-name="P94"><text:span text:style-name="T9"><text:line-break/></text:span><text:span text:style-name="Strong_20_Emphasis"><text:span text:style-name="T7">Nous avons quatre tasses.</text:span></text:span><text:span text:style-name="T9"><text:line-break/>[ nu ż_avo katre taż ]</text:span></text:p>
      <text:p text:style-name="P59"><text:line-break/>How many cups do you have? - We have four cups.</text:p>
      <text:p text:style-name="P85"/>
      <text:p text:style-name="P59"><text:span text:style-name="T42">Combien de sandwichs avez-vous?</text:span><text:line-break/>[ kombja di sandwiċ ave-vu? ]</text:p>
      <text:p text:style-name="P59"><text:line-break/><text:span text:style-name="T42">Nous avons cinq sandwichs.</text:span><text:line-break/>[ nu ż_avon sank sandwiċ ]</text:p>
      <text:p text:style-name="P59"><text:line-break/>How many sandwiches do you have? - We have five sandwiches.</text:p>
      <text:p text:style-name="P59"/>
      <text:p text:style-name="P59"/>
      <text:p text:style-name="P94"><text:span text:style-name="Strong_20_Emphasis"><text:span text:style-name="T9">Combien de bols avez-vous ?</text:span></text:span><text:span text:style-name="T9"><text:line-break/>[ kombja di bol ave-vu? ]</text:span></text:p>
      <text:p text:style-name="P94"><text:span text:style-name="T9"><text:line-break/></text:span><text:span text:style-name="Strong_20_Emphasis"><text:span text:style-name="T9">J'ai trois bols.</text:span></text:span><text:span text:style-name="T9"><text:line-break/>[ xġ-e twa bol ]<text:line-break/>How many bowls do you have? - I have three bowls.</text:span></text:p>
      <text:p text:style-name="P59"/>
      <text:p text:style-name="P94"><text:span text:style-name="Strong_20_Emphasis"><text:span text:style-name="T9">Combien d'assiettes avez-vous ?</text:span></text:span><text:span text:style-name="T9"><text:line-break/>[ kombja dasjet av-vu? ]</text:span></text:p>
      <text:p text:style-name="P94"><text:soft-page-break/><text:span text:style-name="T9"><text:line-break/></text:span><text:span text:style-name="Strong_20_Emphasis"><text:span text:style-name="T9">J'ai deux assiettes.</text:span></text:span><text:span text:style-name="T9"><text:line-break/>[ xġ-e du asjet ]<text:line-break/>How many plates do you have? - I have two plates.</text:span></text:p>
      <text:p text:style-name="P94"><text:span text:style-name="T9"/></text:p>
      <text:p text:style-name="P94"><text:span text:style-name="Strong_20_Emphasis"><text:span text:style-name="T9">J'ai des fleurs jaunes.</text:span></text:span><text:span text:style-name="T9"><text:line-break/>[ xġ-e de flur xġon ]<text:line-break/>I have yellow flowers.</text:span></text:p>
      <text:p text:style-name="P59"/>
      <text:p text:style-name="P94"><text:span text:style-name="Strong_20_Emphasis"><text:span text:style-name="T9">Vous avez des fleurs rouges.</text:span></text:span><text:span text:style-name="T9"><text:line-break/>[ vu ż-av de flur ruxġ ]<text:line-break/>You have red flowers.</text:span></text:p>
      <text:p text:style-name="P59"/>
      <text:p text:style-name="P94"><text:span text:style-name="Strong_20_Emphasis"><text:span text:style-name="T9">Nous avons des fleurs blanches.</text:span></text:span><text:span text:style-name="T9"><text:line-break/>[ nu ż_avo de flur blanx ]<text:line-break/>We have white flowers.</text:span></text:p>
      <text:p text:style-name="P59"/>
      <text:p text:style-name="P94"><text:span text:style-name="Strong_20_Emphasis"><text:span text:style-name="T9">Vous avez des fleurs bleues.</text:span></text:span><text:span text:style-name="T9"><text:line-break/>[ vu z_av de flur blu ]<text:line-break/>You have blue flowers.</text:span></text:p>
      <text:p text:style-name="P59"/>
      <text:p text:style-name="P94"><text:span text:style-name="Strong_20_Emphasis"><text:span text:style-name="T9">L'homme ne porte pas de chaussures.</text:span></text:span><text:span text:style-name="T9"><text:line-break/>[ lom no port pa di x</text:span><text:span text:style-name="T10">e-</text:span><text:span text:style-name="T9">sur ]<text:line-break/>The man is not wearing shoes.</text:span></text:p>
      <text:p text:style-name="P59"/>
      <text:p text:style-name="P94"><text:span text:style-name="Strong_20_Emphasis"><text:span text:style-name="T9">La fille porte un tee-shirt.</text:span></text:span><text:span text:style-name="T9"><text:line-break/>[ la fi port qa ti-xert ]<text:line-break/>The girl is wearing a t-shirt.</text:span></text:p>
      <text:p text:style-name="P59"/>
      <text:p text:style-name="P94"><text:span text:style-name="Strong_20_Emphasis"><text:span text:style-name="T9">Le garçon ne porte pas de tee-shirt.</text:span></text:span><text:span text:style-name="T9"><text:line-break/>[ lo garso no port pa di ti-xert ]<text:line-break/>The boy is not wearing a t-shirt.</text:span></text:p>
      <text:p text:style-name="P59"/>
      <text:p text:style-name="P95"><text:span text:style-name="Strong_20_Emphasis"><text:span text:style-name="T9">La femme porte des chaussures.</text:span></text:span><text:span text:style-name="T9"><text:line-break/>[ la fam port de x</text:span><text:span text:style-name="T10">e-</text:span><text:span text:style-name="T9">sur ]<text:line-break/>The woman is wearing shoes.</text:span></text:p>
      <text:p text:style-name="P59"/>
      <text:p text:style-name="P59"/>
      <text:p text:style-name="P95"><text:span text:style-name="Strong_20_Emphasis"><text:span text:style-name="T9">Les hommes portent un chapeau.</text:span></text:span><text:span text:style-name="T9"><text:line-break/>[ le ż_om port qa xa-p</text:span><text:span text:style-name="T10">u</text:span><text:span text:style-name="T9"> ]<text:line-break/>The men are wearing a hat.</text:span></text:p>
      <text:p text:style-name="P60"/>
      <text:p text:style-name="P95"><text:span text:style-name="Strong_20_Emphasis"><text:span text:style-name="T9">Le garçon porte un pantalon.</text:span></text:span><text:span text:style-name="T9"><text:line-break/>[ lo garso port qa pan-ta-lon ]<text:line-break/>The boy is wearing pants.</text:span></text:p>
      <text:p text:style-name="P60"/>
      <text:p text:style-name="P95"><text:span text:style-name="Strong_20_Emphasis"><text:span text:style-name="T9">Trois femmes portent un pantalon. Une femme porte une robe.</text:span></text:span><text:span text:style-name="T9"><text:line-break/>[ twa fam port qa pan-ta-lon. Un fam port un rob. ]<text:line-break/>Three women are wearing pants. One woman is wearing a dress.</text:span></text:p>
      <text:p text:style-name="P60"/>
      <text:p text:style-name="P95"><text:soft-page-break/><text:span text:style-name="Strong_20_Emphasis"><text:span text:style-name="T9">La fille ne porte pas de pantalon. Elle porte une jupe.</text:span></text:span><text:span text:style-name="T9"><text:line-break/>[ la fi no port pa di pan-ta-lon. Elle port un </text:span><text:span text:style-name="T10">xġ</text:span><text:span text:style-name="T9">up. ]<text:line-break/>The girl is not wearing pants. She is wearing a skirt.</text:span></text:p>
      <text:p text:style-name="P60"/>
      <text:p text:style-name="P95"><text:span text:style-name="Strong_20_Emphasis"><text:span text:style-name="T9">La femme porte une jupe.</text:span></text:span><text:span text:style-name="T9"><text:line-break/>[ la fam port un </text:span><text:span text:style-name="T11">xġ</text:span><text:span text:style-name="T9">up ]<text:line-break/>The woman is wearing a skirt.</text:span></text:p>
      <text:p text:style-name="P60"/>
      <text:p text:style-name="P95"><text:span text:style-name="Strong_20_Emphasis"><text:span text:style-name="T9">La femme porte un pantalon.</text:span></text:span><text:span text:style-name="T9"><text:line-break/>[ la fam port qa pan-ta-lon ]<text:line-break/>The woman is wearing pants.</text:span></text:p>
      <text:p text:style-name="P60"/>
      <text:p text:style-name="P95"><text:span text:style-name="Strong_20_Emphasis"><text:span text:style-name="T9">La femme porte une robe.</text:span></text:span><text:span text:style-name="T9"><text:line-break/>[ la fam port un rob ]<text:line-break/>The woman is wearing a dress.</text:span></text:p>
      <text:p text:style-name="P60"/>
      <text:p text:style-name="P95"><text:span text:style-name="Strong_20_Emphasis"><text:span text:style-name="T9">La femme porte un chapeau.</text:span></text:span><text:span text:style-name="T9"><text:line-break/>[ la fam port qa xa-po ]<text:line-break/>The woman is wearing a hat.</text:span></text:p>
      <text:p text:style-name="P95"><text:span text:style-name="T9"><text:line-break/><text:line-break/></text:span><text:span text:style-name="Strong_20_Emphasis"><text:span text:style-name="T9">Il achète un chapeau.</text:span></text:span><text:span text:style-name="T9"><text:line-break/>[ il a-xet qa xa-po ]<text:line-break/>He is buying a hat.</text:span></text:p>
      <text:p text:style-name="P60"/>
      <text:p text:style-name="P95"><text:span text:style-name="Strong_20_Emphasis"><text:span text:style-name="T9">Il achète trois tee-shirts.</text:span></text:span><text:span text:style-name="T9"><text:line-break/>[ il a-xet twa ti-xert ]<text:line-break/>He is buying three t-shirts.</text:span></text:p>
      <text:p text:style-name="P60"/>
      <text:p text:style-name="P95"><text:span text:style-name="Strong_20_Emphasis"><text:span text:style-name="T9">Elle achète deux chapeaux.</text:span></text:span><text:span text:style-name="T9"><text:line-break/>[ elle a-xet du xa-po ]<text:line-break/>She is buying two hats.</text:span></text:p>
      <text:p text:style-name="P60"/>
      <text:p text:style-name="P95"><text:span text:style-name="Strong_20_Emphasis"><text:span text:style-name="T9">Elle achète quatre tee-shirts.</text:span></text:span><text:span text:style-name="T9"><text:line-break/>[ elle a-xet katre ti-xert ]<text:line-break/>She is buying four t-shirts.</text:span></text:p>
      <text:p text:style-name="P95"><text:span text:style-name="T9"><text:line-break/></text:span><text:span text:style-name="Strong_20_Emphasis"><text:span text:style-name="T9">L'homme porte un chapeau.</text:span></text:span><text:span text:style-name="T9"><text:line-break/>[ lom port qa xa-po ]<text:line-break/>The man is wearing a hat.</text:span></text:p>
      <text:p text:style-name="P60"/>
      <text:p text:style-name="P95"><text:span text:style-name="Strong_20_Emphasis"><text:span text:style-name="T9">L'homme achète un chapeau.</text:span></text:span><text:span text:style-name="T9"><text:line-break/>[ lom a-xet qa xa-po ]<text:line-break/>The man is buying a hat.</text:span></text:p>
      <text:p text:style-name="P60"/>
      <text:p text:style-name="P95"><text:span text:style-name="Strong_20_Emphasis"><text:span text:style-name="T9">L'homme porte un manteau.</text:span></text:span><text:span text:style-name="T9"><text:line-break/>[ lom port qa man-to ]<text:line-break/>The man is wearing a coat.</text:span></text:p>
      <text:p text:style-name="P60"/>
      <text:p text:style-name="P96"><text:span text:style-name="Strong_20_Emphasis"><text:span text:style-name="T9">L'homme achète un manteau.</text:span></text:span><text:span text:style-name="T9"><text:line-break/>[ lom a-xet qa man-to ]<text:line-break/>The man is buying a coat.<text:line-break/></text:span><text:soft-page-break/><text:span text:style-name="T9"><text:line-break/></text:span><text:span text:style-name="Strong_20_Emphasis"><text:span text:style-name="T9">J'achète une jupe.</text:span></text:span><text:span text:style-name="T9"><text:line-break/>[ xġ-</text:span><text:span text:style-name="T11">a-</text:span><text:span text:style-name="T9">xet un </text:span><text:span text:style-name="T11">xġ</text:span><text:span text:style-name="T9">up ]<text:line-break/>I am buying a skirt.</text:span></text:p>
      <text:p text:style-name="P60"/>
      <text:p text:style-name="P96"><text:span text:style-name="Strong_20_Emphasis"><text:span text:style-name="T9">Je porte une jupe.</text:span></text:span><text:span text:style-name="T9"><text:line-break/>[ xġe port un </text:span><text:span text:style-name="T11">xġ</text:span><text:span text:style-name="T9">up ]<text:line-break/>I am wearing a skirt.</text:span></text:p>
      <text:p text:style-name="P60"/>
      <text:p text:style-name="P96"><text:span text:style-name="Strong_20_Emphasis"><text:span text:style-name="T9">J'achète un pantalon.</text:span></text:span><text:span text:style-name="T9"><text:line-break/>[ xġ-</text:span><text:span text:style-name="T11">a-</text:span><text:span text:style-name="T9">xet qa pan-ta-lon ]<text:line-break/>I am buying pants.</text:span></text:p>
      <text:p text:style-name="P60"/>
      <text:p text:style-name="P96"><text:span text:style-name="Strong_20_Emphasis"><text:span text:style-name="T9">Je porte un pantalon.</text:span></text:span><text:span text:style-name="T9"><text:line-break/>[ xġe port qa pan-ta-lon ]<text:line-break/>I am wearing pants.</text:span></text:p>
      <text:p text:style-name="P61"/>
      <text:p text:style-name="P97"><text:span text:style-name="Strong_20_Emphasis"><text:span text:style-name="T9">Qui mange ?</text:span></text:span><text:span text:style-name="T9"><text:line-break/>[ ki manxġ ? ]</text:span></text:p>
      <text:p text:style-name="P96"><text:span text:style-name="T9"/></text:p>
      <text:p text:style-name="P97"><text:span text:style-name="Strong_20_Emphasis"><text:span text:style-name="T9">Le policier mange.</text:span></text:span><text:span text:style-name="T9"><text:line-break/>[ lo poli-sje manxġ ]</text:span></text:p>
      <text:p text:style-name="P62"><text:line-break/>Who is eating? The policeman is eating.</text:p>
      <text:p text:style-name="P61"/>
      <text:p text:style-name="P97"><text:span text:style-name="Strong_20_Emphasis"><text:span text:style-name="T9">Qui lit ?</text:span></text:span><text:span text:style-name="T9"><text:line-break/>[ ki li ? ]<text:line-break/></text:span></text:p>
      <text:p text:style-name="P97"><text:span text:style-name="Strong_20_Emphasis"><text:span text:style-name="T9">Les élèves lisent.</text:span></text:span><text:span text:style-name="T9"><text:line-break/>[ le żelèv li</text:span><text:span text:style-name="T12">ż-s</text:span><text:span text:style-name="T9"> ]</text:span></text:p>
      <text:p text:style-name="P62"><text:line-break/>Who is reading? <text:s/>The students are reading.</text:p>
      <text:p text:style-name="P61"/>
      <text:p text:style-name="P96"><text:span text:style-name="Strong_20_Emphasis"><text:span text:style-name="T9">Qui boit ?</text:span></text:span><text:span text:style-name="T9"><text:line-break/>[ ki bwa ? ]</text:span></text:p>
      <text:p text:style-name="P96"><text:span text:style-name="T9"/></text:p>
      <text:p text:style-name="P97"><text:span text:style-name="Strong_20_Emphasis"><text:span text:style-name="T9">Les femmes boivent.</text:span></text:span><text:span text:style-name="T9"><text:line-break/>[ le fam bwav ]<text:line-break/><text:line-break/>Who is drinking? The women are drinking.</text:span></text:p>
      <text:p text:style-name="P61"/>
      <text:p text:style-name="P96"><text:span text:style-name="Strong_20_Emphasis"><text:span text:style-name="T9">Qui écrit ?</text:span></text:span><text:span text:style-name="T9"><text:line-break/>[ ki ekri ? ]<text:line-break/></text:span></text:p>
      <text:p text:style-name="P97"><text:span text:style-name="Strong_20_Emphasis"><text:span text:style-name="T9">La fille écrit.</text:span></text:span><text:span text:style-name="T9"><text:line-break/>[ la fi ekri ]</text:span></text:p>
      <text:p text:style-name="P62"><text:line-break/>Who is writing? The girl is writing.</text:p>
      <text:p text:style-name="P62"/>
      <text:p text:style-name="P97"><text:span text:style-name="T9"><text:line-break/><text:line-break/></text:span><text:soft-page-break/><text:span text:style-name="T9"><text:line-break/></text:span><text:span text:style-name="Strong_20_Emphasis"><text:span text:style-name="T9">Qui a le chapeau ?</text:span></text:span><text:span text:style-name="T9"><text:line-break/>[ ki a lo xa-po ? ]<text:line-break/></text:span></text:p>
      <text:p text:style-name="P98"><text:span text:style-name="Strong_20_Emphasis"><text:span text:style-name="T9">La femme a le chapeau.</text:span></text:span><text:span text:style-name="T9"><text:line-break/>[ la fam a lo xa-po ]</text:span></text:p>
      <text:p text:style-name="P63"><text:line-break/>Who has the hat? The woman has the hat.</text:p>
      <text:p text:style-name="P62"/>
      <text:p text:style-name="P97"><text:span text:style-name="Strong_20_Emphasis"><text:span text:style-name="T9">Qui a le ballon ?</text:span></text:span><text:span text:style-name="T9"><text:line-break/>[ ki a lo ba-lon ? ]<text:line-break/></text:span></text:p>
      <text:p text:style-name="P98"><text:span text:style-name="Strong_20_Emphasis"><text:span text:style-name="T9">Le garçon a le ballon.</text:span></text:span><text:span text:style-name="T9"><text:line-break/>[ lo garso a lo ba-lon ]</text:span></text:p>
      <text:p text:style-name="P63"><text:line-break/>Who has the ball? The boy has the ball.</text:p>
      <text:p text:style-name="P62"/>
      <text:p text:style-name="P97"><text:span text:style-name="Strong_20_Emphasis"><text:span text:style-name="T9">Qui a les livres ?</text:span></text:span><text:span text:style-name="T9"><text:line-break/>[ ki a le livr ? ]<text:line-break/></text:span></text:p>
      <text:p text:style-name="P98"><text:span text:style-name="Strong_20_Emphasis"><text:span text:style-name="T9">Les filles ont les livres.</text:span></text:span><text:span text:style-name="T9"><text:line-break/>[ le fi </text:span><text:span text:style-name="T13">jo</text:span><text:span text:style-name="T9"> le livr ]</text:span></text:p>
      <text:p text:style-name="P63"><text:line-break/>Who has the books?The girls have the books.</text:p>
      <text:p text:style-name="P62"/>
      <text:p text:style-name="P97"><text:span text:style-name="Strong_20_Emphasis"><text:span text:style-name="T9">Qui a le journal ?</text:span></text:span><text:span text:style-name="T9"><text:line-break/>[ ki a lo </text:span><text:span text:style-name="T13">xġ</text:span><text:span text:style-name="T9">urnal ? ]<text:line-break/></text:span></text:p>
      <text:p text:style-name="P116"><text:span text:style-name="Strong_20_Emphasis"><text:span text:style-name="T9">Le médecin a le journal.</text:span></text:span><text:span text:style-name="T9"><text:line-break/>[ lo med-</text:span><text:span text:style-name="T13">z</text:span><text:span text:style-name="T9">in a lo </text:span><text:span text:style-name="T13">xġ</text:span><text:span text:style-name="T9">urnal <text:s/>]</text:span></text:p>
      <text:p text:style-name="P63"><text:line-break/>Who has the newspaper? The doctor has the newspaper.</text:p>
      <text:p text:style-name="P98"><text:span text:style-name="T9"><text:line-break/><text:line-break/></text:span><text:span text:style-name="Strong_20_Emphasis"><text:span text:style-name="T9">Qui porte des chaussures ?</text:span></text:span><text:span text:style-name="T9"><text:line-break/>[ ki port de x</text:span><text:span text:style-name="T13">e</text:span><text:span text:style-name="T9">wsur ? ]<text:line-break/></text:span></text:p>
      <text:p text:style-name="P98"><text:span text:style-name="Strong_20_Emphasis"><text:span text:style-name="T9">Je porte des chaussures.</text:span></text:span><text:span text:style-name="T9"><text:line-break/>[ </text:span><text:span text:style-name="T13">xġ</text:span><text:span text:style-name="T9"> port de x</text:span><text:span text:style-name="T13">e</text:span><text:span text:style-name="T9">wsur ]</text:span></text:p>
      <text:p text:style-name="P63"><text:line-break/>Who is wearing shoes? <text:s/>I am wearing shoes.</text:p>
      <text:p text:style-name="P63"/>
      <text:p text:style-name="P98"><text:span text:style-name="Strong_20_Emphasis"><text:span text:style-name="T9">Qui porte un chapeau ?</text:span></text:span><text:span text:style-name="T9"><text:line-break/>[ ki port qa xa-po ? ]<text:line-break/></text:span></text:p>
      <text:p text:style-name="P98"><text:span text:style-name="Strong_20_Emphasis"><text:span text:style-name="T9">Nous portons un chapeau.</text:span></text:span><text:span text:style-name="T9"><text:line-break/>[ nu porto qa xa-po ]</text:span></text:p>
      <text:p text:style-name="P117"><text:line-break/>Who is wearing a hat? <text:s/>We are wearing a hat.<text:line-break/></text:p>
      <text:p text:style-name="P116"><text:span text:style-name="T9"><text:line-break/><text:line-break/></text:span><text:soft-page-break/><text:span text:style-name="Strong_20_Emphasis"><text:span text:style-name="T9">Qui marche ?</text:span></text:span><text:span text:style-name="T9"><text:line-break/>[ ki marx ? ]<text:line-break/></text:span></text:p>
      <text:p text:style-name="P116"><text:span text:style-name="Strong_20_Emphasis"><text:span text:style-name="T9">Nous marchons.</text:span></text:span><text:span text:style-name="T9"><text:line-break/>[ nu marxo ]</text:span></text:p>
      <text:p text:style-name="P117"><text:line-break/>Who is walking?We are walking.</text:p>
      <text:p text:style-name="P63"/>
      <text:p text:style-name="P98"><text:span text:style-name="Strong_20_Emphasis"><text:span text:style-name="T9">Qui court ?</text:span></text:span><text:span text:style-name="T9"><text:line-break/>[ ki kur ? ]<text:line-break/></text:span></text:p>
      <text:p text:style-name="P116"><text:span text:style-name="Strong_20_Emphasis"><text:span text:style-name="T9">Nous courons.</text:span></text:span><text:span text:style-name="T9"><text:line-break/>[ nu kuro ]</text:span></text:p>
      <text:p text:style-name="P117"><text:line-break/>Who is running? <text:s/>We are running.</text:p>
      <text:p text:style-name="P64"/>
      <text:p text:style-name="P99"><text:span text:style-name="Strong_20_Emphasis"><text:span text:style-name="T9">Combien y a-t-il d'arbres ?</text:span></text:span><text:span text:style-name="T9"><text:line-break/>[ kombja ja til d</text:span><text:span text:style-name="T28">_</text:span><text:span text:style-name="T9">arbr ? ]<text:line-break/></text:span></text:p>
      <text:p text:style-name="P99"><text:span text:style-name="Strong_20_Emphasis"><text:span text:style-name="T9">Il y a trois arbres.</text:span></text:span><text:span text:style-name="T9"><text:line-break/>[ il ja twa </text:span><text:span text:style-name="T28">ż_</text:span><text:span text:style-name="T9">arbr ]</text:span></text:p>
      <text:p text:style-name="P64"><text:line-break/>How many trees are there? <text:s text:c="2"/>There are three trees.</text:p>
      <text:p text:style-name="P64"/>
      <text:p text:style-name="P99"><text:span text:style-name="Strong_20_Emphasis"><text:span text:style-name="T9">Combien y a-t-il d'arbres ?</text:span></text:span><text:span text:style-name="T9"><text:line-break/>[ kombja ja til darbr ? ]<text:line-break/></text:span></text:p>
      <text:p text:style-name="P99"><text:span text:style-name="Strong_20_Emphasis"><text:span text:style-name="T9">Il y a quatre arbres.</text:span></text:span><text:span text:style-name="T9"><text:line-break/>[ il ja katre arbr ]</text:span></text:p>
      <text:p text:style-name="P64"><text:line-break/>How many trees are there? <text:s text:c="2"/>There are four trees.</text:p>
      <text:p text:style-name="P64"/>
      <text:p text:style-name="P99"><text:span text:style-name="Strong_20_Emphasis"><text:span text:style-name="T9">Combien y a-t-il de bols ?</text:span></text:span><text:span text:style-name="T9"><text:line-break/>[ kombja ja til di bol ? ]<text:line-break/></text:span></text:p>
      <text:p text:style-name="P99"><text:span text:style-name="Strong_20_Emphasis"><text:span text:style-name="T9">Il y a un bol.</text:span></text:span><text:span text:style-name="T9"><text:line-break/>[ il ja qa bol ]</text:span></text:p>
      <text:p text:style-name="P64"><text:line-break/>How many bowls are there? <text:s text:c="2"/>There is one bowl.</text:p>
      <text:p text:style-name="P64"/>
      <text:p text:style-name="P99"><text:span text:style-name="Strong_20_Emphasis"><text:span text:style-name="T9">Combien y a-t-il d'enfants ?</text:span></text:span><text:span text:style-name="T9"><text:line-break/>[ kombja ja til d anfa ? ]<text:line-break/></text:span></text:p>
      <text:p text:style-name="P99"><text:span text:style-name="Strong_20_Emphasis"><text:span text:style-name="T9">Il y a six enfants.</text:span></text:span><text:span text:style-name="T9"><text:line-break/>[ il ja si </text:span><text:span text:style-name="T28">ż_</text:span><text:span text:style-name="T9">anfa ]</text:span></text:p>
      <text:p text:style-name="P64"><text:line-break/>How many children are there? <text:s text:c="2"/>There are six children.</text:p>
      <text:p text:style-name="P64"><text:line-break/><text:line-break/></text:p>
      <text:p text:style-name="P64"/>
      <text:p text:style-name="P99"><text:soft-page-break/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0"><text:span text:style-name="Strong_20_Emphasis"><text:span text:style-name="T9">C'est de l'eau.</text:span></text:span><text:span text:style-name="T9"><text:line-break/>[ se du lo ]</text:span></text:p>
      <text:p text:style-name="P65"><text:line-break/>What is this? <text:s/>It is water.</text:p>
      <text:p text:style-name="P64"/>
      <text:p text:style-name="P100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/text:span></text:p>
      <text:p text:style-name="P100"><text:span text:style-name="T9"/></text:p>
      <text:p text:style-name="P100"><text:span text:style-name="Strong_20_Emphasis"><text:span text:style-name="T9">C'est une assiette.</text:span></text:span><text:span text:style-name="T9"><text:line-break/>[ se</text:span><text:span text:style-name="T29">t</text:span><text:span text:style-name="T9"> un asjet ]</text:span></text:p>
      <text:p text:style-name="P65"><text:line-break/>What is this? It is a plate.</text:p>
      <text:p text:style-name="P63"/>
      <text:p text:style-name="P101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1"><text:span text:style-name="Strong_20_Emphasis"><text:span text:style-name="T9">C'est un arbre.</text:span></text:span><text:span text:style-name="T9"><text:line-break/>[ se</text:span><text:span text:style-name="T29">t</text:span><text:span text:style-name="T9"> qa </text:span><text:span text:style-name="T15">n_</text:span><text:span text:style-name="T9">arbr ]</text:span></text:p>
      <text:p text:style-name="P66"><text:line-break/>What is this? It is a tree.</text:p>
      <text:p text:style-name="P65"/>
      <text:p text:style-name="P100"><text:span text:style-name="Strong_20_Emphasis"><text:span text:style-name="T9">Est-ce que l'herbe est verte ?</text:span></text:span><text:span text:style-name="T9"><text:line-break/>[ es </text:span><text:span text:style-name="T15">kqe</text:span><text:span text:style-name="T9"> l-</text:span><text:span text:style-name="T15">e</text:span><text:span text:style-name="T9">rb e vert ? ]<text:line-break/></text:span></text:p>
      <text:p text:style-name="P101"><text:span text:style-name="Strong_20_Emphasis"><text:span text:style-name="T9">Oui. L'herbe est verte.</text:span></text:span><text:span text:style-name="T9"><text:line-break/>[ wi. l-</text:span><text:span text:style-name="T15">e</text:span><text:span text:style-name="T9">rb e vert. ]</text:span></text:p>
      <text:p text:style-name="P66"><text:line-break/>Is the grass green? <text:s/>Yes. The grass is green.</text:p>
      <text:p text:style-name="P63"/>
      <text:p text:style-name="P66"/>
      <text:p text:style-name="P66"/>
      <text:p text:style-name="P102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]<text:line-break/></text:span></text:p>
      <text:p text:style-name="P102"><text:span text:style-name="Strong_20_Emphasis"><text:span text:style-name="T9">C'est un vélo.</text:span></text:span><text:span text:style-name="T9"><text:line-break/>[ se</text:span><text:span text:style-name="T29">t</text:span><text:span text:style-name="T9"> qa velo ]</text:span></text:p>
      <text:p text:style-name="P67"><text:line-break/>What is this? <text:s/>It is a bicycle.</text:p>
      <text:p text:style-name="P66"/>
      <text:p text:style-name="P101"><text:span text:style-name="Strong_20_Emphasis"><text:span text:style-name="T9">Combien y a-t-il de vélos ?</text:span></text:span><text:span text:style-name="T9"><text:line-break/>[ kombja ja til di velo ? ]<text:line-break/></text:span></text:p>
      <text:p text:style-name="P102"><text:span text:style-name="Strong_20_Emphasis"><text:span text:style-name="T9">Il y a trois vélos.</text:span></text:span><text:span text:style-name="T9"><text:line-break/>[ il ja twa velo ]</text:span></text:p>
      <text:p text:style-name="P67"><text:line-break/>How many bicycles are there? <text:s/>There are three bicycles.</text:p>
      <text:p text:style-name="P66"/>
      <text:p text:style-name="P101"><text:soft-page-break/><text:span text:style-name="Strong_20_Emphasis"><text:span text:style-name="T9">Qui a un vélo ?</text:span></text:span><text:span text:style-name="T9"><text:line-break/>[ ki-</text:span><text:span text:style-name="T29">j</text:span><text:span text:style-name="T9">a qa velo ? ]<text:line-break/></text:span></text:p>
      <text:p text:style-name="P102"><text:span text:style-name="Strong_20_Emphasis"><text:span text:style-name="T9">Elle a un vélo.</text:span></text:span><text:span text:style-name="T9"><text:line-break/>[ elle a qa velo ]</text:span></text:p>
      <text:p text:style-name="P67"><text:line-break/>Who has a bicycle? <text:s/>She has a bicycle.</text:p>
      <text:p text:style-name="P66"/>
      <text:p text:style-name="P101"><text:span text:style-name="Strong_20_Emphasis"><text:span text:style-name="T9">Est-ce qu'elle a un vélo ?</text:span></text:span><text:span text:style-name="T9"><text:line-break/>[ es </text:span><text:span text:style-name="T16">kel</text:span><text:span text:style-name="T9"> a qa velo ? ]<text:line-break/></text:span></text:p>
      <text:p text:style-name="P102"><text:span text:style-name="Strong_20_Emphasis"><text:span text:style-name="T9">Oui. Elle a un vélo.</text:span></text:span><text:span text:style-name="T9"><text:line-break/>[ wi. elle a qa velo ]</text:span></text:p>
      <text:p text:style-name="P67"><text:line-break/>Does she have a bicycle? <text:s/>Yes. She has a bicycle.</text:p>
      <text:p text:style-name="P63"/>
      <text:p text:style-name="P63"/>
      <text:p text:style-name="P102"><text:span text:style-name="Strong_20_Emphasis"><text:span text:style-name="T9">Combien y a-t-il de clés ?</text:span></text:span><text:span text:style-name="T9"><text:line-break/>[ kombja ja til di kle ? ]<text:line-break/></text:span></text:p>
      <text:p text:style-name="P102"><text:span text:style-name="Strong_20_Emphasis"><text:span text:style-name="T9">Il y a quatre clés.</text:span></text:span><text:span text:style-name="T9"><text:line-break/>[ il ja katre kle ]</text:span></text:p>
      <text:p text:style-name="P67"><text:line-break/>How many keys are there? There are four keys.</text:p>
      <text:p text:style-name="P67"/>
      <text:p text:style-name="P102"><text:span text:style-name="Strong_20_Emphasis"><text:span text:style-name="T9">Qu'est-ce que vous faites ?</text:span></text:span><text:span text:style-name="T9"><text:line-break/>[ kes </text:span><text:span text:style-name="T14">kqu</text:span><text:span text:style-name="T9"> vu fet ? ]<text:line-break/></text:span></text:p>
      <text:p text:style-name="P102"><text:span text:style-name="Strong_20_Emphasis"><text:span text:style-name="T9">Nous écrivons.</text:span></text:span><text:span text:style-name="T9"><text:line-break/>[ nu </text:span><text:span text:style-name="T16">ż_</text:span><text:span text:style-name="T9">ekrivo ]</text:span></text:p>
      <text:p text:style-name="P67"><text:line-break/>What are you doing? We are writing.</text:p>
      <text:p text:style-name="P67"/>
      <text:p text:style-name="P102"><text:span text:style-name="Strong_20_Emphasis"><text:span text:style-name="T9">Est-ce que vous avez des poissons ?</text:span></text:span><text:span text:style-name="T9"><text:line-break/>[ es </text:span><text:span text:style-name="T16">kqa</text:span><text:span text:style-name="T9"> vu </text:span><text:span text:style-name="T16">ż_</text:span><text:span text:style-name="T9">av de pwaso ? ]<text:line-break/></text:span></text:p>
      <text:p text:style-name="P102"><text:span text:style-name="Strong_20_Emphasis"><text:span text:style-name="T9">Oui.</text:span></text:span><text:span text:style-name="T9"><text:line-break/>[ wi ]</text:span></text:p>
      <text:p text:style-name="P67"><text:line-break/>Do you have fish? Yes.</text:p>
      <text:p text:style-name="P67"/>
      <text:p text:style-name="P102"><text:span text:style-name="Strong_20_Emphasis"><text:span text:style-name="T9">Est-ce que le cheval est noir ?</text:span></text:span><text:span text:style-name="T9"><text:line-break/>[ es </text:span><text:span text:style-name="T16">kqa</text:span><text:span text:style-name="T9"> lo xaval e nwar ? ]<text:line-break/></text:span></text:p>
      <text:p text:style-name="P102"><text:span text:style-name="Strong_20_Emphasis"><text:span text:style-name="T9">Non. Le cheval n'est pas noir.</text:span></text:span><text:span text:style-name="T9"><text:line-break/>[ no. lo xaval ne pa nwar. ]</text:span></text:p>
      <text:p text:style-name="P67"><text:line-break/>Is the horse black? No. The horse is not black.</text:p>
      <text:p text:style-name="P67"/>
      <text:p text:style-name="P67"/>
      <text:p text:style-name="P67"/>
      <text:p text:style-name="P67"><text:soft-page-break/></text:p>
      <text:p text:style-name="P103"><text:span text:style-name="Strong_20_Emphasis"><text:span text:style-name="T9">Qu'est-ce que c'est ?</text:span></text:span><text:span text:style-name="T9"><text:line-break/>[ kes </text:span><text:span text:style-name="T14">kqu</text:span><text:span text:style-name="T9"> se ? <text:s/>]<text:line-break/></text:span></text:p>
      <text:p text:style-name="P103"><text:span text:style-name="Strong_20_Emphasis"><text:span text:style-name="T9">C'est un sandwich.</text:span></text:span><text:span text:style-name="T9"><text:line-break/>[ se qa sandwiċ ]</text:span></text:p>
      <text:p text:style-name="P68"><text:line-break/>What is this? <text:s/>It is a sandwich.</text:p>
      <text:p text:style-name="P67"/>
      <text:p text:style-name="P102"><text:span text:style-name="Strong_20_Emphasis"><text:span text:style-name="T9">Combien y a-t-il de sandwichs ?</text:span></text:span><text:span text:style-name="T9"><text:line-break/>[ kombja ja til di sandwiċ ? ]<text:line-break/></text:span></text:p>
      <text:p text:style-name="P103"><text:span text:style-name="Strong_20_Emphasis"><text:span text:style-name="T9">Il y a deux sandwichs.</text:span></text:span><text:span text:style-name="T9"><text:line-break/>[ il ja du sandwiċ ]</text:span></text:p>
      <text:p text:style-name="P68"><text:line-break/>How many sandwiches are there? <text:s/>There are two sandwiches.</text:p>
      <text:p text:style-name="P67"/>
      <text:p text:style-name="P103"><text:span text:style-name="Strong_20_Emphasis"><text:span text:style-name="T9">Est-ce que vous mangez des sandwichs ?</text:span></text:span><text:span text:style-name="T9"><text:line-break/>[ es </text:span><text:span text:style-name="T14">kqu</text:span><text:span text:style-name="T9"> vu manġe di sandwiċ ? ]</text:span></text:p>
      <text:p text:style-name="P68"><text:line-break/>Are you eating sandwiches?</text:p>
      <text:p text:style-name="P67"/>
      <text:p text:style-name="P69"><text:span text:style-name="Strong_20_Emphasis">Oui.</text:span></text:p>
      <text:p text:style-name="P69"><text:span text:style-name="Strong_20_Emphasis"/></text:p>
      <text:p text:style-name="P103"><text:span text:style-name="Strong_20_Emphasis"><text:span text:style-name="T9">Est-ce que vous êtes médecin ?<text:line-break/></text:span></text:span><text:span text:style-name="Strong_20_Emphasis"><text:span text:style-name="T31">[ es kqu <text:s/>vu żet med-sa ? ]<text:line-break/>Are you a doctor?</text:span></text:span></text:p>
      <text:p text:style-name="P69"><text:span text:style-name="Strong_20_Emphasis"/></text:p>
      <text:p text:style-name="P69"><text:span text:style-name="Strong_20_Emphasis"/></text:p>
      <text:p text:style-name="P103"><text:span text:style-name="Strong_20_Emphasis"><text:span text:style-name="T9">La voiture est rouge.<text:line-break/></text:span></text:span><text:span text:style-name="Strong_20_Emphasis"><text:span text:style-name="T31">[ la vwatur e ruxġ ]<text:line-break/>The car is red.</text:span></text:span></text:p>
      <text:p text:style-name="P103"><text:span text:style-name="Strong_20_Emphasis"><text:span text:style-name="T9"/></text:span></text:p>
      <text:p text:style-name="P103"><text:span text:style-name="Strong_20_Emphasis"><text:span text:style-name="T9">Les voitures sont rouges.</text:span></text:span><text:span text:style-name="T9"><text:line-break/>[ le vwatur son ruxġ ]<text:line-break/>The cars are red.</text:span></text:p>
      <text:p text:style-name="P103"><text:span text:style-name="T9"/></text:p>
      <text:p text:style-name="P103"><text:span text:style-name="Strong_20_Emphasis"><text:span text:style-name="T9">Le chat est noir.</text:span></text:span><text:span text:style-name="T9"><text:line-break/>[ le xa e nwar ]<text:line-break/>The cat is black.</text:span></text:p>
      <text:p text:style-name="P103"><text:span text:style-name="T9"/></text:p>
      <text:p text:style-name="P103"><text:span text:style-name="Strong_20_Emphasis"><text:span text:style-name="T9">Les chats sont noirs.</text:span></text:span><text:span text:style-name="T9"><text:line-break/>[ le xa son nwar ]<text:line-break/>The cats are black.</text:span></text:p>
      <text:p text:style-name="P69"><text:span text:style-name="Strong_20_Emphasis"/></text:p>
      <text:p text:style-name="P69"><text:span text:style-name="Strong_20_Emphasis"/></text:p>
      <text:p text:style-name="P103"><text:span text:style-name="Strong_20_Emphasis"><text:span text:style-name="T9">Le poisson est rouge.<text:line-break/></text:span></text:span><text:span text:style-name="Strong_20_Emphasis"><text:span text:style-name="T31">[ l pwasso e ruxġ ]<text:line-break/>The fish is red.</text:span></text:span></text:p>
      <text:p text:style-name="P103"><text:span text:style-name="Strong_20_Emphasis"><text:span text:style-name="T31"/></text:span></text:p>
      <text:p text:style-name="P103"><text:soft-page-break/><text:span text:style-name="Strong_20_Emphasis"><text:span text:style-name="T9">Les poissons sont rouges.</text:span></text:span><text:span text:style-name="T9"><text:line-break/>[ le pwasso son ruxġ ]<text:line-break/>The fish are red.</text:span></text:p>
      <text:p text:style-name="P103"><text:span text:style-name="T9"/></text:p>
      <text:p text:style-name="P103"><text:span text:style-name="Strong_20_Emphasis"><text:span text:style-name="T9">Le vélo est jaune.</text:span></text:span><text:span text:style-name="T9"><text:line-break/>[ l velo e xon ]<text:line-break/>The bicycle is yellow.</text:span></text:p>
      <text:p text:style-name="P103"><text:span text:style-name="T9"/></text:p>
      <text:p text:style-name="P103"><text:span text:style-name="Strong_20_Emphasis"><text:span text:style-name="T9">Les vélos sont jaunes.</text:span></text:span><text:span text:style-name="T9"><text:line-break/>[ le velo son xon ]<text:line-break/>The bicycles are yellow.</text:span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T9"/></text:p>
      <text:p text:style-name="P103"><text:span text:style-name="Strong_20_Emphasis"><text:span text:style-name="T9">Le chien est gros.</text:span></text:span><text:span text:style-name="T9"><text:line-break/>[ le xja e gro ]<text:line-break/>The dog is big.</text:span></text:p>
      <text:p text:style-name="P103"><text:span text:style-name="T9"/></text:p>
      <text:p text:style-name="P103"><text:span text:style-name="Strong_20_Emphasis"><text:span text:style-name="T9">Le chien est petit.</text:span></text:span><text:span text:style-name="T9"><text:line-break/>[ le xja e pti ]<text:line-break/>The dog is small.</text:span></text:p>
      <text:p text:style-name="P103"><text:span text:style-name="T9"/></text:p>
      <text:p text:style-name="P103"><text:span text:style-name="Strong_20_Emphasis"><text:span text:style-name="T9">Les fleurs sont grosses.</text:span></text:span><text:span text:style-name="T9"><text:line-break/>[ le flor son gros ]<text:line-break/>The flowers are big.</text:span></text:p>
      <text:p text:style-name="P103"><text:span text:style-name="T9"/></text:p>
      <text:p text:style-name="P103"><text:span text:style-name="Strong_20_Emphasis"><text:span text:style-name="T9">Les fleurs sont petites.</text:span></text:span><text:span text:style-name="T9"><text:line-break/>[ le flor son pti</text:span><text:span text:style-name="T17">t</text:span><text:span text:style-name="T9"> ]<text:line-break/>The flowers are small.<text:line-break/><text:line-break/></text:span><text:span text:style-name="Strong_20_Emphasis"><text:span text:style-name="T9">Je suis professeur.</text:span></text:span><text:span text:style-name="T9"><text:line-break/>[ </text:span><text:span text:style-name="T17">xġ</text:span><text:span text:style-name="T9"> swi prof</text:span><text:span text:style-name="T17">e</text:span><text:span text:style-name="T9">s</text:span><text:span text:style-name="T17">or</text:span><text:span text:style-name="T9"> ]<text:line-break/>I am a teacher.</text:span></text:p>
      <text:p text:style-name="P103"><text:span text:style-name="T9"/></text:p>
      <text:p text:style-name="P104"><text:span text:style-name="Strong_20_Emphasis"><text:span text:style-name="T9">Je ne suis pas professeur.</text:span></text:span><text:span text:style-name="T9"><text:line-break/>[ </text:span><text:span text:style-name="T17">xġ</text:span><text:span text:style-name="T9"> </text:span><text:span text:style-name="T17">ne </text:span><text:span text:style-name="T9">swi </text:span><text:span text:style-name="T17">pa </text:span><text:span text:style-name="T9">prof</text:span><text:span text:style-name="T17">e</text:span><text:span text:style-name="T9">s</text:span><text:span text:style-name="T17">or</text:span><text:span text:style-name="T9"> ]<text:line-break/>I am not a teacher.</text:span></text:p>
      <text:p text:style-name="P103"><text:span text:style-name="T9"/></text:p>
      <text:p text:style-name="P104"><text:span text:style-name="Strong_20_Emphasis"><text:span text:style-name="T9">Je suis médecin.</text:span></text:span><text:span text:style-name="T9"><text:line-break/>[ </text:span><text:span text:style-name="T17">xġ</text:span><text:span text:style-name="T9"> swi med</text:span><text:span text:style-name="T17">za</text:span><text:span text:style-name="T9"> ]<text:line-break/>I am a doctor.</text:span></text:p>
      <text:p text:style-name="P103"><text:span text:style-name="T9"/></text:p>
      <text:p text:style-name="P104"><text:span text:style-name="Strong_20_Emphasis"><text:span text:style-name="T9">Je ne suis pas médecin.</text:span></text:span><text:span text:style-name="T9"><text:line-break/>[ </text:span><text:span text:style-name="T17">xġ ne</text:span><text:span text:style-name="T9"> swi </text:span><text:span text:style-name="T17">pa </text:span><text:span text:style-name="T9">med</text:span><text:span text:style-name="T17">za</text:span><text:span text:style-name="T9"> ]<text:line-break/>I am not a doctor.</text:span></text:p>
      <text:p text:style-name="P103"><text:span text:style-name="T9"><text:line-break/></text:span><text:span text:style-name="Strong_20_Emphasis"><text:span text:style-name="T9">J'ai un livre vert.</text:span></text:span><text:span text:style-name="T9"><text:line-break/>[ xġ </text:span><text:span text:style-name="T18">e</text:span><text:span text:style-name="T9"> qa livr ver ]<text:line-break/>I have a green book.</text:span></text:p>
      <text:p text:style-name="P103"><text:soft-page-break/><text:span text:style-name="T9"/></text:p>
      <text:p text:style-name="P104"><text:span text:style-name="Strong_20_Emphasis"><text:span text:style-name="T9">J’ai un livre jaune.</text:span></text:span><text:span text:style-name="T9"><text:line-break/>[ xġ </text:span><text:span text:style-name="T18">e </text:span><text:span text:style-name="T9">qa livr </text:span><text:span text:style-name="T18">xġ</text:span><text:span text:style-name="T9">on ]<text:line-break/>I have a yellow book.</text:span></text:p>
      <text:p text:style-name="P104"><text:span text:style-name="T9"/></text:p>
      <text:p text:style-name="P104"><text:span text:style-name="Strong_20_Emphasis"><text:span text:style-name="T9">Vous avez un livre vert.</text:span></text:span><text:span text:style-name="T9"><text:line-break/>[ vu </text:span><text:span text:style-name="T18">ż</text:span><text:span text:style-name="T9">av</text:span><text:span text:style-name="T18">e</text:span><text:span text:style-name="T9"> qa livr ver ]<text:line-break/>You have a green book.</text:span></text:p>
      <text:p text:style-name="P104"><text:span text:style-name="T9"/></text:p>
      <text:p text:style-name="P104"><text:span text:style-name="Strong_20_Emphasis"><text:span text:style-name="T9">Vous avez un livre jaune.</text:span></text:span><text:span text:style-name="T9"><text:line-break/>[ vu </text:span><text:span text:style-name="T18">ż</text:span><text:span text:style-name="T9">av</text:span><text:span text:style-name="T18">e</text:span><text:span text:style-name="T9"> qa livr </text:span><text:span text:style-name="T18">xġ</text:span><text:span text:style-name="T9">on ]<text:line-break/>You have a yellow book.<text:line-break/><text:line-break/></text:span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4"><text:span text:style-name="Strong_20_Emphasis"><text:span text:style-name="T9">Oui. Je suis médecin.</text:span></text:span><text:span text:style-name="T9"><text:line-break/>[ wi. xġ swi medza ]<text:line-break/>Yes. I am a doctor.</text:span></text:p>
      <text:p text:style-name="P104"><text:span text:style-name="T9"/></text:p>
      <text:p text:style-name="P105"><text:span text:style-name="Strong_20_Emphasis"><text:span text:style-name="T9">Est-ce que vous êtes médecin ?</text:span></text:span><text:span text:style-name="T9"><text:line-break/>[ es-ke vu-</text:span><text:span text:style-name="T18">ż</text:span><text:span text:style-name="T9">et medza? ]<text:line-break/>Are you a doctor?</text:span></text:p>
      <text:p text:style-name="P104"><text:span text:style-name="T9"/></text:p>
      <text:p text:style-name="P104"><text:span text:style-name="Strong_20_Emphasis"><text:span text:style-name="T9">Non. Je ne suis pas médecin.</text:span></text:span><text:span text:style-name="T9"><text:line-break/>[ no. xġ ne swi pa medza ]<text:line-break/>No. I am not a doctor.<text:line-break/><text:line-break/><text:line-break/></text:span><text:span text:style-name="Strong_20_Emphasis"><text:span text:style-name="T9">J’ai des fleurs rouges.</text:span></text:span><text:span text:style-name="T9"><text:line-break/>[ xġ e </text:span><text:span text:style-name="T18">fler</text:span><text:span text:style-name="T9"> rux</text:span><text:span text:style-name="T18">ġ</text:span><text:span text:style-name="T9"> ]<text:line-break/>I have red flowers.</text:span></text:p>
      <text:p text:style-name="P104"><text:span text:style-name="T9"/></text:p>
      <text:p text:style-name="P105"><text:span text:style-name="Strong_20_Emphasis"><text:span text:style-name="T9">Vous avez des fleurs rouges.</text:span></text:span><text:span text:style-name="T9"><text:line-break/>[ vu </text:span><text:span text:style-name="T18">ż</text:span><text:span text:style-name="T9">av de </text:span><text:span text:style-name="T18">fler</text:span><text:span text:style-name="T9"> rux</text:span><text:span text:style-name="T18">ġ</text:span><text:span text:style-name="T9"> ]<text:line-break/>You have red flowers.</text:span></text:p>
      <text:p text:style-name="P104"><text:span text:style-name="T9"/></text:p>
      <text:p text:style-name="P105"><text:span text:style-name="Strong_20_Emphasis"><text:span text:style-name="T9">Il a des fleurs rouges.</text:span></text:span><text:span text:style-name="T9"><text:line-break/>[ il a de </text:span><text:span text:style-name="T18">fler</text:span><text:span text:style-name="T9"> rux</text:span><text:span text:style-name="T18">ġ</text:span><text:span text:style-name="T9"> ]<text:line-break/>He has red flowers.</text:span></text:p>
      <text:p text:style-name="P104"><text:span text:style-name="T9"/></text:p>
      <text:p text:style-name="P105"><text:span text:style-name="Strong_20_Emphasis"><text:span text:style-name="T9">Elle a des fleurs rouges.</text:span></text:span><text:span text:style-name="T9"><text:line-break/>[ el a de </text:span><text:span text:style-name="T18">fler</text:span><text:span text:style-name="T9"> rux</text:span><text:span text:style-name="T18">ġ</text:span><text:span text:style-name="T9"> ]<text:line-break/>She has red flowers.</text:span></text:p>
      <text:p text:style-name="P104"><text:span text:style-name="T9"/></text:p>
      <text:p text:style-name="P105"><text:span text:style-name="Strong_20_Emphasis"><text:span text:style-name="T9">Nous avons des fleurs rouges.</text:span></text:span><text:span text:style-name="T9"><text:line-break/>[ nu </text:span><text:span text:style-name="T18">ż_avo</text:span><text:span text:style-name="T9"> de </text:span><text:span text:style-name="T18">fler</text:span><text:span text:style-name="T9"> rux</text:span><text:span text:style-name="T18">ġ</text:span><text:span text:style-name="T9"> ]<text:line-break/>We have red flowers.</text:span></text:p>
      <text:p text:style-name="P104"><text:span text:style-name="T9"/></text:p>
      <text:p text:style-name="P105"><text:span text:style-name="Strong_20_Emphasis"><text:span text:style-name="T9">Ils ont des fleurs rouges.</text:span></text:span><text:span text:style-name="T9"><text:line-break/>[ il </text:span><text:span text:style-name="T18">ż_on</text:span><text:span text:style-name="T9"> de </text:span><text:span text:style-name="T18">fler</text:span><text:span text:style-name="T9"> rux</text:span><text:span text:style-name="T18">ġ</text:span><text:span text:style-name="T9"> ]<text:line-break/>They have red flowers.</text:span></text:p>
      <text:p text:style-name="P70"><text:soft-page-break/></text:p>
      <text:p text:style-name="P105"><text:span text:style-name="Strong_20_Emphasis"><text:span text:style-name="T9">Qu'est-ce que vous avez ?</text:span></text:span><text:span text:style-name="T9"><text:line-break/>[ kes ke vu </text:span><text:span text:style-name="T18">ż</text:span><text:span text:style-name="T9">av ? ]<text:line-break/>What do you have?</text:span></text:p>
      <text:p text:style-name="P71"/>
      <text:p text:style-name="P105"><text:span text:style-name="Strong_20_Emphasis"><text:span text:style-name="T9">J'ai un sandwich.</text:span></text:span><text:span text:style-name="T9"><text:line-break/>[ xġ </text:span><text:span text:style-name="T18">e qa</text:span><text:span text:style-name="T9"> sad</text:span><text:span text:style-name="T18">wiċ</text:span><text:span text:style-name="T9"> ]<text:line-break/>I have a sandwich.</text:span></text:p>
      <text:p text:style-name="P105"><text:span text:style-name="T9"/></text:p>
      <text:p text:style-name="P106"><text:span text:style-name="Strong_20_Emphasis"><text:span text:style-name="T9">J'ai un stylo.</text:span></text:span><text:span text:style-name="T9"><text:line-break/>[ xġ </text:span><text:span text:style-name="T18">e qa</text:span><text:span text:style-name="T9"> stilo ]<text:line-break/>I have a pen.</text:span></text:p>
      <text:p text:style-name="P106"><text:span text:style-name="T9"/></text:p>
      <text:p text:style-name="P106"><text:span text:style-name="T9"><text:line-break/><text:line-break/><text:line-break/></text:span><text:span text:style-name="Strong_20_Emphasis"><text:span text:style-name="T9">Qu'est-ce que l'homme fait ?</text:span></text:span><text:span text:style-name="T9"><text:line-break/>[ kes ke l’om</text:span><text:span text:style-name="T19">m</text:span><text:span text:style-name="T9"> fe ? ]<text:line-break/>What is the man doing?</text:span></text:p>
      <text:p text:style-name="P106"><text:span text:style-name="T9"/></text:p>
      <text:p text:style-name="P106"><text:span text:style-name="Strong_20_Emphasis"><text:span text:style-name="T9">L'homme cuisine.</text:span></text:span><text:span text:style-name="T9"><text:line-break/>[ l’om</text:span><text:span text:style-name="T19">m</text:span><text:span text:style-name="T9"> </text:span><text:span text:style-name="T19">kwiżin</text:span><text:span text:style-name="T9"> ]<text:line-break/>The man is cooking.</text:span></text:p>
      <text:p text:style-name="P72"/>
      <text:p text:style-name="P106"><text:span text:style-name="Strong_20_Emphasis"><text:span text:style-name="T9">Qu'est-ce que la femme fait ?</text:span></text:span><text:span text:style-name="T9"><text:line-break/>[ kes ke la fam fe ? ]<text:line-break/>What is the woman doing?</text:span></text:p>
      <text:p text:style-name="P106"><text:span text:style-name="T9"/></text:p>
      <text:p text:style-name="P106"><text:span text:style-name="Strong_20_Emphasis"><text:span text:style-name="T9">La femme lit.</text:span></text:span><text:span text:style-name="T9"><text:line-break/>[ la fam li ]<text:line-break/>The woman is reading.<text:line-break/><text:line-break/></text:span><text:span text:style-name="Strong_20_Emphasis"><text:span text:style-name="T9">Qu'est-ce que vous faites ?</text:span></text:span><text:span text:style-name="T9"><text:line-break/>[ kes ke vu fe</text:span><text:span text:style-name="T20">t</text:span><text:span text:style-name="T9"> ? ]<text:line-break/>What are you doing?</text:span></text:p>
      <text:p text:style-name="P106"><text:span text:style-name="T9"/></text:p>
      <text:p text:style-name="P106"><text:span text:style-name="Strong_20_Emphasis"><text:span text:style-name="T9">J'écris.</text:span></text:span><text:span text:style-name="T9"><text:line-break/>[ xġ ekri ]<text:line-break/>I am writing.</text:span></text:p>
      <text:p text:style-name="P72"/>
      <text:p text:style-name="P106"><text:span text:style-name="Strong_20_Emphasis"><text:span text:style-name="T9">Qu'est-ce que vous faites ?</text:span></text:span><text:span text:style-name="T9"><text:line-break/>[ kes ke vu fet ? ]<text:line-break/>What are you doing?</text:span></text:p>
      <text:p text:style-name="P106"><text:span text:style-name="T9"/></text:p>
      <text:p text:style-name="P107"><text:span text:style-name="Strong_20_Emphasis"><text:span text:style-name="T9">Je conduis.</text:span></text:span><text:span text:style-name="T9"><text:line-break/>[ xġ kondwi ]<text:line-break/>I am driving.</text:span></text:p>
      <text:p text:style-name="P107"><text:span text:style-name="T9"/></text:p>
      <text:p text:style-name="P107"><text:span text:style-name="T9"><text:line-break/><text:line-break/></text:span><text:span text:style-name="Strong_20_Emphasis"><text:span text:style-name="T9">une voiture</text:span></text:span><text:span text:style-name="T9"><text:line-break/></text:span><text:soft-page-break/><text:span text:style-name="T9">[ un </text:span><text:span text:style-name="T20">va_</text:span><text:span text:style-name="T9">tur ]<text:line-break/>A car.</text:span></text:p>
      <text:p text:style-name="P106"><text:span text:style-name="T9"/></text:p>
      <text:p text:style-name="P106"><text:span text:style-name="Strong_20_Emphasis"><text:span text:style-name="T9">un œuf</text:span></text:span><text:span text:style-name="T9"><text:line-break/>[ </text:span><text:span text:style-name="T20">qan</text:span><text:span text:style-name="T9"> </text:span><text:span text:style-name="T20">qeu</text:span><text:span text:style-name="T9">f ]<text:line-break/>An egg.</text:span></text:p>
      <text:p text:style-name="P106"><text:span text:style-name="T9"/></text:p>
      <text:p text:style-name="P106"><text:span text:style-name="Strong_20_Emphasis"><text:span text:style-name="T9">deux chiens</text:span></text:span><text:span text:style-name="T9"><text:line-break/>[ du xj</text:span><text:span text:style-name="T20">a</text:span><text:span text:style-name="T9"> ]<text:line-break/>Two dogs.</text:span></text:p>
      <text:p text:style-name="P106"><text:span text:style-name="T9"/></text:p>
      <text:p text:style-name="P106"><text:span text:style-name="Strong_20_Emphasis"><text:span text:style-name="T9">deux stylos</text:span></text:span><text:span text:style-name="T9"><text:line-break/>[ du stilo ]<text:line-break/>Two pens.</text:span></text:p>
      <text:p text:style-name="P106"><text:span text:style-name="T9"/></text:p>
      <text:p text:style-name="P106"><text:span text:style-name="Strong_20_Emphasis"><text:span text:style-name="T9">trois vélos</text:span></text:span><text:span text:style-name="T9"><text:line-break/>[ trwa velo ]<text:line-break/>Three bikes.</text:span></text:p>
      <text:p text:style-name="P106"><text:span text:style-name="T9"/></text:p>
      <text:p text:style-name="P106"><text:span text:style-name="Strong_20_Emphasis"><text:span text:style-name="T9">trois chats</text:span></text:span><text:span text:style-name="T9"><text:line-break/>[ trwa xa ]<text:line-break/>Three cats.<text:line-break/><text:line-break/></text:span><text:span text:style-name="Strong_20_Emphasis"><text:span text:style-name="T9">quatre garçons</text:span></text:span><text:span text:style-name="T9"><text:line-break/>[ katr</text:span><text:span text:style-name="T20">o</text:span><text:span text:style-name="T9"> gars</text:span><text:span text:style-name="T20">o</text:span><text:span text:style-name="T9"> ]<text:line-break/>Four boys.</text:span></text:p>
      <text:p text:style-name="P106"><text:span text:style-name="T9"/></text:p>
      <text:p text:style-name="P106"><text:span text:style-name="Strong_20_Emphasis"><text:span text:style-name="T9">quatre hommes</text:span></text:span><text:span text:style-name="T9"><text:line-break/>[ katr</text:span><text:span text:style-name="T20">o</text:span><text:span text:style-name="T9"> om ]<text:line-break/>Four men.</text:span></text:p>
      <text:p text:style-name="P106"><text:span text:style-name="T9"/></text:p>
      <text:p text:style-name="P106"><text:span text:style-name="Strong_20_Emphasis"><text:span text:style-name="T9">six filles</text:span></text:span><text:span text:style-name="T9"><text:line-break/>[ si fij ]<text:line-break/>Six girls.</text:span></text:p>
      <text:p text:style-name="P106"><text:span text:style-name="T9"/></text:p>
      <text:p text:style-name="P106"><text:span text:style-name="Strong_20_Emphasis"><text:span text:style-name="T9">cinq livres</text:span></text:span><text:span text:style-name="T9"><text:line-break/>[ san livr ]<text:line-break/>Five books.</text:span></text:p>
      <text:p text:style-name="P106"><text:span text:style-name="T9"/></text:p>
      <text:p text:style-name="P106"><text:span text:style-name="Strong_20_Emphasis"><text:span text:style-name="T9">cinq journaux</text:span></text:span><text:span text:style-name="T9"><text:line-break/>[ san </text:span><text:span text:style-name="T20">j</text:span><text:span text:style-name="T9">urn</text:span><text:span text:style-name="T20">al</text:span><text:span text:style-name="T9"> ]<text:line-break/>Five newspapers.</text:span></text:p>
      <text:p text:style-name="P106"><text:span text:style-name="T9"/></text:p>
      <text:p text:style-name="P106"><text:span text:style-name="Strong_20_Emphasis"><text:span text:style-name="T9">six pommes</text:span></text:span><text:span text:style-name="T9"><text:line-break/>[ si pom ]<text:line-break/>Six apples.<text:line-break/><text:line-break/><text:line-break/></text:span><text:span text:style-name="Strong_20_Emphasis"><text:span text:style-name="T9">un, deux, trois, quatre, cinq</text:span></text:span><text:span text:style-name="T9"><text:line-break/>[ </text:span><text:span text:style-name="T21">qa</text:span><text:span text:style-name="T9">, d</text:span><text:span text:style-name="T21">u</text:span><text:span text:style-name="T9">, </text:span><text:span text:style-name="T21">twa</text:span><text:span text:style-name="T9">, katr, sank ]<text:line-break/>One, two, three, four, five.</text:span></text:p>
      <text:p text:style-name="P72"/>
      <text:p text:style-name="P106"><text:soft-page-break/><text:span text:style-name="Strong_20_Emphasis"><text:span text:style-name="T9">six, un, trois, cinq, deux</text:span></text:span><text:span text:style-name="T9"><text:line-break/>[ sis, </text:span><text:span text:style-name="T21">qa</text:span><text:span text:style-name="T9">, twa, sank, d</text:span><text:span text:style-name="T21">u</text:span><text:span text:style-name="T9"> ]<text:line-break/>Six, one, three, five, two.</text:span></text:p>
      <text:p text:style-name="P106"><text:span text:style-name="T9"/></text:p>
      <text:p text:style-name="P106"><text:span text:style-name="Strong_20_Emphasis"><text:span text:style-name="T9">Il y a deux portables.</text:span></text:span><text:span text:style-name="T9"> <text:tab/>→ [ il ja d</text:span><text:span text:style-name="T22">u</text:span><text:span text:style-name="T9"> portabl ]</text:span></text:p>
      <text:p text:style-name="P106"><text:span text:style-name="Strong_20_Emphasis"><text:span text:style-name="T9">Il y a quatre clés.</text:span></text:span><text:span text:style-name="T9"> <text:tab/><text:tab/>→ [ il ja katr kle ]</text:span></text:p>
      <text:p text:style-name="P106"><text:span text:style-name="Strong_20_Emphasis"><text:span text:style-name="T9">Il y a trois balles.</text:span></text:span><text:span text:style-name="T9"> <text:tab/><text:tab/>→ [ il ja trwa bal ]</text:span></text:p>
      <text:p text:style-name="P106"><text:span text:style-name="Strong_20_Emphasis"><text:span text:style-name="T9">Il y a un lit.</text:span></text:span><text:span text:style-name="T9"> <text:tab/><text:tab/><text:tab/>→ [ il ja an li ]</text:span></text:p>
      <text:p text:style-name="P72"/>
      <text:p text:style-name="P106"><text:span text:style-name="Strong_20_Emphasis"><text:span text:style-name="T9">Il y a deux tables.</text:span></text:span><text:span text:style-name="T9"> <text:tab/><text:tab/>→ [ il ja d</text:span><text:span text:style-name="T22">u</text:span><text:span text:style-name="T9"> tabl ]</text:span></text:p>
      <text:p text:style-name="P106"><text:span text:style-name="Strong_20_Emphasis"><text:span text:style-name="T9">Il y a quatre chaises.</text:span></text:span><text:span text:style-name="T9"> <text:tab/><text:tab/>→ [ il ja katr xejz ]</text:span></text:p>
      <text:p text:style-name="P106"><text:span text:style-name="Strong_20_Emphasis"><text:span text:style-name="T9">Il y a une tasse.</text:span></text:span><text:span text:style-name="T9"> <text:tab/><text:tab/>→ [ il ja </text:span><text:span text:style-name="T22">un</text:span><text:span text:style-name="T9"> tas ]</text:span></text:p>
      <text:p text:style-name="P106"><text:span text:style-name="Strong_20_Emphasis"><text:span text:style-name="T9">Il y a trois téléphones.</text:span></text:span><text:span text:style-name="T9"> <text:tab/>→ [ il ja twa telefon ]</text:span></text:p>
      <text:p text:style-name="P106"><text:span text:style-name="T9"/></text:p>
      <text:p text:style-name="P108"><text:span text:style-name="T1"/></text:p>
      <text:p text:style-name="P72"/>
      <text:p text:style-name="P72"/>
      <text:p text:style-name="P72"/>
      <text:p text:style-name="P72"/>
      <text:p text:style-name="P83"/>
      <text:p text:style-name="P106"><text:span text:style-name="Strong_20_Emphasis"><text:span text:style-name="T9"/></text:span></text:p>
      <text:p text:style-name="P106"><text:span text:style-name="Strong_20_Emphasis"><text:span text:style-name="T9"/></text:span></text:p>
      <text:p text:style-name="P106"><text:span text:style-name="Strong_20_Emphasis"><text:span text:style-name="T9"/></text:span></text:p>
      <text:p text:style-name="P72"><text:line-break/><text:line-break/>é è à ù â ê î ô û ë ï ü ç œ æ É È À Ù Â Ê Î Ô Û Ë Ï Ü Ç Œ Æ</text:p>
      <text:p text:style-name="P72"/>
      <text:p text:style-name="P86">De quelle couleur est ce panneau ?</text:p>
      <text:p text:style-name="P72">What color is this sign?</text:p>
      <text:p text:style-name="P72">[ di kel kulur e squ pa-no ? ]</text:p>
      <text:p text:style-name="P72"/>
      <text:p text:style-name="P72">De quelle couleur" → Of what color</text:p>
      <text:p text:style-name="P72"/>
      <text:p text:style-name="P72">"est ce panneau" → is this sign</text:p>
      <text:p text:style-name="P72"/>
      <text:p text:style-name="P86">Ce panneau est rouge.</text:p>
      <text:p text:style-name="P72">This sign is red.</text:p>
      <text:p text:style-name="P72">[Squ pa-no e ruxġ]</text:p>
      <text:p text:style-name="P72"/>
      <text:p text:style-name="P72">--------------------------------</text:p>
      <text:p text:style-name="P72"/>
      <text:p text:style-name="P86">Le dessin animé est en couleur ?</text:p>
      <text:p text:style-name="P72">Is the cartoon in color?</text:p>
      <text:p text:style-name="P72">[ le dis-sa anime et_qo kulur ? ]</text:p>
      <text:p text:style-name="P72"/>
      <text:p text:style-name="P72">"Le dessin animé" → The cartoon</text:p>
      <text:p text:style-name="P72">"est en couleur" → is in color</text:p>
      <text:p text:style-name="P72"/>
      <text:p text:style-name="P86">Oui, le dessin animé est en couleur.</text:p>
      <text:p text:style-name="P72"><text:soft-page-break/>Yes, the cartoon is in color.</text:p>
      <text:p text:style-name="P72">[ wi, le dessa anime et_qo kulur ]</text:p>
      <text:p text:style-name="P72"/>
      <text:p text:style-name="P72">--------------------------------</text:p>
      <text:p text:style-name="P72"/>
      <text:p text:style-name="P86">Cette émission télé est en couleur ?</text:p>
      <text:p text:style-name="P72">Is this TV show in color?</text:p>
      <text:p text:style-name="P72">[ set emisjon tele et_qo kulur ? ]</text:p>
      <text:p text:style-name="P72"/>
      <text:p text:style-name="P72">"Cette émission télé" → This TV show</text:p>
      <text:p text:style-name="P72">"est en couleur" → is in color</text:p>
      <text:p text:style-name="P72"/>
      <text:p text:style-name="P86">Oui, cette émission est en couleur.</text:p>
      <text:p text:style-name="P72">Yes, this show is in color.</text:p>
      <text:p text:style-name="P72">[ wi, set emisjon e_t_qo kulur ]</text:p>
      <text:p text:style-name="P72"/>
      <text:p text:style-name="P72">--------------------------------</text:p>
      <text:p text:style-name="P72"/>
      <text:p text:style-name="P86">Ceci est un stylo rouge.</text:p>
      <text:p text:style-name="P72">This is a red pen.</text:p>
      <text:p text:style-name="P72">[ se-si et_qa stilo ruxġ ]</text:p>
      <text:p text:style-name="P72"/>
      <text:p text:style-name="P72">"Ceci est" → This is</text:p>
      <text:p text:style-name="P72">"un stylo rouge" → a red pen</text:p>
      <text:p text:style-name="P72"/>
      <text:p text:style-name="P72">--------------------------------</text:p>
      <text:p text:style-name="P72"/>
      <text:p text:style-name="P86">Ce morceau de papier est bleu.</text:p>
      <text:p text:style-name="P72">This piece of paper is blue.</text:p>
      <text:p text:style-name="P72">[ sq m<text:span text:style-name="T66">o</text:span>rso <text:s text:c="4"/>di papje <text:s text:c="4"/>e blu ]</text:p>
      <text:p text:style-name="P72"/>
      <text:p text:style-name="P72">"Ce morceau de papier" → This piece of paper</text:p>
      <text:p text:style-name="P72">"est bleu" → is blue</text:p>
      <text:p text:style-name="P72"/>
      <text:p text:style-name="P72">--------------------------------</text:p>
      <text:p text:style-name="P72"/>
      <text:p text:style-name="P72">French<text:tab/> <text:s text:c="25"/>English<text:tab/> <text:s text:c="19"/>Use</text:p>
      <text:p text:style-name="P72">Ce<text:tab/> <text:s text:c="8"/>[sq] <text:s text:c="9"/>This (masc.)<text:tab/> <text:s text:c="17"/>Before masculine singular noun</text:p>
      <text:p text:style-name="P72">Cette<text:tab/> <text:s text:c="8"/>[set] <text:s text:c="8"/>This (fem.)<text:tab/> <text:s text:c="17"/>Before feminine singular noun</text:p>
      <text:p text:style-name="P72">Cet<text:tab/> <text:s text:c="8"/>[set] <text:s text:c="8"/>This (masc. + vowel/h)<text:tab/> <text:s text:c="3"/>Before masculine noun starting with a vowel or silent h</text:p>
      <text:p text:style-name="P72">Ces<text:tab/> <text:s text:c="8"/>[s<text:span text:style-name="T67">i</text:span>] <text:s text:c="10"/>These (plural)<text:tab/> <text:s text:c="17"/>Before plural nouns (any gender)</text:p>
      <text:p text:style-name="P72">Ceci / Cela / Ça<text:tab/>[sesi] <text:s text:c="7"/>This / That<text:tab/> <text:s text:c="15"/>Standalone / abstract us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5-04-28T18:48:52.868716166</dc:date>
    <meta:editing-duration>PT15H9M7S</meta:editing-duration>
    <meta:editing-cycles>104</meta:editing-cycles>
    <meta:generator>LibreOffice/24.2.7.2$Linux_X86_64 LibreOffice_project/420$Build-2</meta:generator>
    <meta:document-statistic meta:table-count="3" meta:image-count="0" meta:object-count="0" meta:page-count="38" meta:paragraph-count="771" meta:word-count="7173" meta:character-count="32031" meta:non-whitespace-character-count="24363"/>
  </office:meta>
</office:document-meta>
</file>